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Corriente" table:style-name="ta1">
        <table:shapes>
          <draw:frame draw:z-index="0" draw:style-name="gr1" svg:width="6.3in" svg:height="3.5398in" svg:x="9.1752in" svg:y="0.3681in">
            <draw:object draw:notify-on-update-of-ranges="Corriente.A2:Corriente.A23 Corriente.G1:Corriente.G1 Corriente.G2:Corriente.G23 Corriente.H2:Corriente.H23 Corriente.H2:Corriente.H23 Corriente.A2:Corriente.A23 Corriente.C1:Corriente.C1 Corriente.C2:Corriente.C23 Corriente.D2:Corriente.D23 Corriente.D2:Corriente.D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002in" svg:height="3.6764in" svg:x="0in" svg:y="4.8524in">
            <draw:object draw:notify-on-update-of-ranges="Corriente.A2:Corriente.A23 Corriente.E1:Corriente.E1 Corriente.E2:Corriente.E23 Corriente.F2:Corriente.F23 Corriente.F2:Corriente.F23 Corriente.A2:Corriente.A23 Corriente.I1:Corriente.I1 Corriente.I2:Corriente.I23 Corriente.J2:Corriente.J23 Corriente.J2:Corriente.J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Default"/>
        <table:table-row table:style-name="ro1">
          <table:table-cell table:style-name="ce1" office:value-type="string">
            <text:p>Vin</text:p>
          </table:table-cell>
          <table:table-cell table:style-name="ce4" office:value-type="string">
            <text:p>Delta Vin</text:p>
          </table:table-cell>
          <table:table-cell table:style-name="ce1" office:value-type="string">
            <text:p>I dot</text:p>
          </table:table-cell>
          <table:table-cell table:style-name="ce4" office:value-type="string">
            <text:p>Delta I dot</text:p>
          </table:table-cell>
          <table:table-cell table:style-name="ce1" office:value-type="string">
            <text:p>Pot dot</text:p>
          </table:table-cell>
          <table:table-cell table:style-name="ce4" office:value-type="string">
            <text:p>Delta Pot dot</text:p>
          </table:table-cell>
          <table:table-cell table:style-name="ce1" office:value-type="string">
            <text:p>I bar</text:p>
          </table:table-cell>
          <table:table-cell table:style-name="ce4" office:value-type="string">
            <text:p>Delta I bar</text:p>
          </table:table-cell>
          <table:table-cell table:style-name="ce1" office:value-type="string">
            <text:p>Pot bar</text:p>
          </table:table-cell>
          <table:table-cell table:style-name="ce4" office:value-type="string">
            <text:p>Delta Pot bar</text:p>
          </table:table-cell>
          <table:table-cell office:value-type="string">
            <text:p>#Led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([.A2]*0.005+0.01)" office:value-type="float" office:value="0.012">
            <text:p>0.012</text:p>
          </table:table-cell>
          <table:table-cell office:value-type="float" office:value="10.2">
            <text:p>10.2</text:p>
          </table:table-cell>
          <table:table-cell table:formula="of:=([.C2]*0.012+0.1)" office:value-type="float" office:value="0.2224">
            <text:p>0.2224</text:p>
          </table:table-cell>
          <table:table-cell table:formula="of:=([.A2]*[.C2])" office:value-type="float" office:value="4.08">
            <text:p>4.08</text:p>
          </table:table-cell>
          <table:table-cell table:formula="of:=([.A2]*[.D2]+[.B2]*[.C2])" office:value-type="float" office:value="0.21136">
            <text:p>0.21136</text:p>
          </table:table-cell>
          <table:table-cell office:value-type="float" office:value="10.3">
            <text:p>10.3</text:p>
          </table:table-cell>
          <table:table-cell table:formula="of:=([.G2]*0.012+0.3)" office:value-type="float" office:value="0.4236">
            <text:p>0.4236</text:p>
          </table:table-cell>
          <table:table-cell table:formula="of:=([.A2]*[.G2])" office:value-type="float" office:value="4.12">
            <text:p>4.12</text:p>
          </table:table-cell>
          <table:table-cell table:formula="of:=([.A2]*[.H2]+[.B2]*[.G2])" office:value-type="float" office:value="0.29304">
            <text:p>0.29304</text:p>
          </table:table-cell>
          <table:table-cell/>
        </table:table-row>
        <table:table-row table:style-name="ro1">
          <table:table-cell office:value-type="float" office:value="1.29">
            <text:p>1.29</text:p>
          </table:table-cell>
          <table:table-cell table:formula="of:=([.A3]*0.005+0.01)" office:value-type="float" office:value="0.01645">
            <text:p>0.01645</text:p>
          </table:table-cell>
          <table:table-cell office:value-type="float" office:value="10.2">
            <text:p>10.2</text:p>
          </table:table-cell>
          <table:table-cell table:formula="of:=([.C3]*0.012+0.1)" office:value-type="float" office:value="0.2224">
            <text:p>0.2224</text:p>
          </table:table-cell>
          <table:table-cell table:formula="of:=([.A3]*[.C3])" office:value-type="float" office:value="13.158">
            <text:p>13.158</text:p>
          </table:table-cell>
          <table:table-cell table:formula="of:=([.A3]*[.D3]+[.B3]*[.C3])" office:value-type="float" office:value="0.454686">
            <text:p>0.454686</text:p>
          </table:table-cell>
          <table:table-cell office:value-type="float" office:value="10.3">
            <text:p>10.3</text:p>
          </table:table-cell>
          <table:table-cell table:formula="of:=([.G3]*0.012+0.3)" office:value-type="float" office:value="0.4236">
            <text:p>0.4236</text:p>
          </table:table-cell>
          <table:table-cell table:formula="of:=([.A3]*[.G3])" office:value-type="float" office:value="13.287">
            <text:p>13.287</text:p>
          </table:table-cell>
          <table:table-cell table:formula="of:=([.A3]*[.H3]+[.B3]*[.G3])" office:value-type="float" office:value="0.715879">
            <text:p>0.715879</text:p>
          </table:table-cell>
          <table:table-cell/>
        </table:table-row>
        <table:table-row table:style-name="ro1">
          <table:table-cell office:value-type="float" office:value="2.5">
            <text:p>2.5</text:p>
          </table:table-cell>
          <table:table-cell table:formula="of:=([.A4]*0.005+0.01)" office:value-type="float" office:value="0.0225">
            <text:p>0.0225</text:p>
          </table:table-cell>
          <table:table-cell office:value-type="float" office:value="24.3">
            <text:p>24.3</text:p>
          </table:table-cell>
          <table:table-cell table:formula="of:=([.C4]*0.012+0.1)" office:value-type="float" office:value="0.3916">
            <text:p>0.3916</text:p>
          </table:table-cell>
          <table:table-cell table:formula="of:=([.A4]*[.C4])" office:value-type="float" office:value="60.75">
            <text:p>60.75</text:p>
          </table:table-cell>
          <table:table-cell table:formula="of:=([.A4]*[.D4]+[.B4]*[.C4])" office:value-type="float" office:value="1.52575">
            <text:p>1.52575</text:p>
          </table:table-cell>
          <table:table-cell office:value-type="float" office:value="24.5">
            <text:p>24.5</text:p>
          </table:table-cell>
          <table:table-cell table:formula="of:=([.G4]*0.012+0.3)" office:value-type="float" office:value="0.594">
            <text:p>0.594</text:p>
          </table:table-cell>
          <table:table-cell table:formula="of:=([.A4]*[.G4])" office:value-type="float" office:value="61.25">
            <text:p>61.25</text:p>
          </table:table-cell>
          <table:table-cell table:formula="of:=([.A4]*[.H4]+[.B4]*[.G4])" office:value-type="float" office:value="2.03625">
            <text:p>2.03625</text:p>
          </table:table-cell>
          <table:table-cell/>
        </table:table-row>
        <table:table-row table:style-name="ro1">
          <table:table-cell office:value-type="float" office:value="3.82">
            <text:p>3.82</text:p>
          </table:table-cell>
          <table:table-cell table:formula="of:=([.A5]*0.005+0.01)" office:value-type="float" office:value="0.0291">
            <text:p>0.0291</text:p>
          </table:table-cell>
          <table:table-cell office:value-type="float" office:value="24.4">
            <text:p>24.4</text:p>
          </table:table-cell>
          <table:table-cell table:formula="of:=([.C5]*0.012+0.1)" office:value-type="float" office:value="0.3928">
            <text:p>0.3928</text:p>
          </table:table-cell>
          <table:table-cell table:formula="of:=([.A5]*[.C5])" office:value-type="float" office:value="93.208">
            <text:p>93.208</text:p>
          </table:table-cell>
          <table:table-cell table:formula="of:=([.A5]*[.D5]+[.B5]*[.C5])" office:value-type="float" office:value="2.210536">
            <text:p>2.210536</text:p>
          </table:table-cell>
          <table:table-cell office:value-type="float" office:value="24.5">
            <text:p>24.5</text:p>
          </table:table-cell>
          <table:table-cell table:formula="of:=([.G5]*0.012+0.3)" office:value-type="float" office:value="0.594">
            <text:p>0.594</text:p>
          </table:table-cell>
          <table:table-cell table:formula="of:=([.A5]*[.G5])" office:value-type="float" office:value="93.59">
            <text:p>93.59</text:p>
          </table:table-cell>
          <table:table-cell table:formula="of:=([.A5]*[.H5]+[.B5]*[.G5])" office:value-type="float" office:value="2.98203">
            <text:p>2.98203</text:p>
          </table:table-cell>
          <table:table-cell/>
        </table:table-row>
        <table:table-row table:style-name="ro1">
          <table:table-cell office:value-type="float" office:value="5.08">
            <text:p>5.08</text:p>
          </table:table-cell>
          <table:table-cell table:formula="of:=([.A6]*0.005+0.01)" office:value-type="float" office:value="0.0354">
            <text:p>0.0354</text:p>
          </table:table-cell>
          <table:table-cell office:value-type="float" office:value="24.3">
            <text:p>24.3</text:p>
          </table:table-cell>
          <table:table-cell table:formula="of:=([.C6]*0.012+0.1)" office:value-type="float" office:value="0.3916">
            <text:p>0.3916</text:p>
          </table:table-cell>
          <table:table-cell table:formula="of:=([.A6]*[.C6])" office:value-type="float" office:value="123.444">
            <text:p>123.444</text:p>
          </table:table-cell>
          <table:table-cell table:formula="of:=([.A6]*[.D6]+[.B6]*[.C6])" office:value-type="float" office:value="2.849548">
            <text:p>2.849548</text:p>
          </table:table-cell>
          <table:table-cell office:value-type="float" office:value="38.5">
            <text:p>38.5</text:p>
          </table:table-cell>
          <table:table-cell table:formula="of:=([.G6]*0.012+0.3)" office:value-type="float" office:value="0.762">
            <text:p>0.762</text:p>
          </table:table-cell>
          <table:table-cell table:formula="of:=([.A6]*[.G6])" office:value-type="float" office:value="195.58">
            <text:p>195.58</text:p>
          </table:table-cell>
          <table:table-cell table:formula="of:=([.A6]*[.H6]+[.B6]*[.G6])" office:value-type="float" office:value="5.23386">
            <text:p>5.23386</text:p>
          </table:table-cell>
          <table:table-cell/>
        </table:table-row>
        <table:table-row table:style-name="ro1">
          <table:table-cell office:value-type="float" office:value="6.78">
            <text:p>6.78</text:p>
          </table:table-cell>
          <table:table-cell table:formula="of:=([.A7]*0.005+0.01)" office:value-type="float" office:value="0.0439">
            <text:p>0.0439</text:p>
          </table:table-cell>
          <table:table-cell office:value-type="float" office:value="24.3">
            <text:p>24.3</text:p>
          </table:table-cell>
          <table:table-cell table:formula="of:=([.C7]*0.012+0.1)" office:value-type="float" office:value="0.3916">
            <text:p>0.3916</text:p>
          </table:table-cell>
          <table:table-cell table:formula="of:=([.A7]*[.C7])" office:value-type="float" office:value="164.754">
            <text:p>164.754</text:p>
          </table:table-cell>
          <table:table-cell table:formula="of:=([.A7]*[.D7]+[.B7]*[.C7])" office:value-type="float" office:value="3.721818">
            <text:p>3.721818</text:p>
          </table:table-cell>
          <table:table-cell office:value-type="float" office:value="38.5">
            <text:p>38.5</text:p>
          </table:table-cell>
          <table:table-cell table:formula="of:=([.G7]*0.012+0.3)" office:value-type="float" office:value="0.762">
            <text:p>0.762</text:p>
          </table:table-cell>
          <table:table-cell table:formula="of:=([.A7]*[.G7])" office:value-type="float" office:value="261.03">
            <text:p>261.03</text:p>
          </table:table-cell>
          <table:table-cell table:formula="of:=([.A7]*[.H7]+[.B7]*[.G7])" office:value-type="float" office:value="6.85651">
            <text:p>6.85651</text:p>
          </table:table-cell>
          <table:table-cell/>
        </table:table-row>
        <table:table-row table:style-name="ro1">
          <table:table-cell office:value-type="float" office:value="7.5">
            <text:p>7.5</text:p>
          </table:table-cell>
          <table:table-cell table:formula="of:=([.A8]*0.005+0.01)" office:value-type="float" office:value="0.0475">
            <text:p>0.0475</text:p>
          </table:table-cell>
          <table:table-cell office:value-type="float" office:value="23.7">
            <text:p>23.7</text:p>
          </table:table-cell>
          <table:table-cell table:formula="of:=([.C8]*0.012+0.1)" office:value-type="float" office:value="0.3844">
            <text:p>0.3844</text:p>
          </table:table-cell>
          <table:table-cell table:formula="of:=([.A8]*[.C8])" office:value-type="float" office:value="177.75">
            <text:p>177.75</text:p>
          </table:table-cell>
          <table:table-cell table:formula="of:=([.A8]*[.D8]+[.B8]*[.C8])" office:value-type="float" office:value="4.00875">
            <text:p>4.00875</text:p>
          </table:table-cell>
          <table:table-cell office:value-type="float" office:value="51.8">
            <text:p>51.8</text:p>
          </table:table-cell>
          <table:table-cell table:formula="of:=([.G8]*0.012+0.3)" office:value-type="float" office:value="0.9216">
            <text:p>0.9216</text:p>
          </table:table-cell>
          <table:table-cell table:formula="of:=([.A8]*[.G8])" office:value-type="float" office:value="388.5">
            <text:p>388.5</text:p>
          </table:table-cell>
          <table:table-cell table:formula="of:=([.A8]*[.H8]+[.B8]*[.G8])" office:value-type="float" office:value="9.3725">
            <text:p>9.3725</text:p>
          </table:table-cell>
          <table:table-cell/>
        </table:table-row>
        <table:table-row table:style-name="ro1">
          <table:table-cell office:value-type="float" office:value="8.85">
            <text:p>8.85</text:p>
          </table:table-cell>
          <table:table-cell table:formula="of:=([.A9]*0.005+0.01)" office:value-type="float" office:value="0.05425">
            <text:p>0.05425</text:p>
          </table:table-cell>
          <table:table-cell office:value-type="float" office:value="23.8">
            <text:p>23.8</text:p>
          </table:table-cell>
          <table:table-cell table:formula="of:=([.C9]*0.012+0.1)" office:value-type="float" office:value="0.3856">
            <text:p>0.3856</text:p>
          </table:table-cell>
          <table:table-cell table:formula="of:=([.A9]*[.C9])" office:value-type="float" office:value="210.63">
            <text:p>210.63</text:p>
          </table:table-cell>
          <table:table-cell table:formula="of:=([.A9]*[.D9]+[.B9]*[.C9])" office:value-type="float" office:value="4.70371">
            <text:p>4.70371</text:p>
          </table:table-cell>
          <table:table-cell office:value-type="float" office:value="51.8">
            <text:p>51.8</text:p>
          </table:table-cell>
          <table:table-cell table:formula="of:=([.G9]*0.012+0.3)" office:value-type="float" office:value="0.9216">
            <text:p>0.9216</text:p>
          </table:table-cell>
          <table:table-cell table:formula="of:=([.A9]*[.G9])" office:value-type="float" office:value="458.43">
            <text:p>458.43</text:p>
          </table:table-cell>
          <table:table-cell table:formula="of:=([.A9]*[.H9]+[.B9]*[.G9])" office:value-type="float" office:value="10.96631">
            <text:p>10.96631</text:p>
          </table:table-cell>
          <table:table-cell/>
        </table:table-row>
        <table:table-row table:style-name="ro1">
          <table:table-cell office:value-type="float" office:value="10.61">
            <text:p>10.61</text:p>
          </table:table-cell>
          <table:table-cell table:formula="of:=([.A10]*0.005+0.01)" office:value-type="float" office:value="0.06305">
            <text:p>0.06305</text:p>
          </table:table-cell>
          <table:table-cell office:value-type="float" office:value="24.5">
            <text:p>24.5</text:p>
          </table:table-cell>
          <table:table-cell table:formula="of:=([.C10]*0.012+0.1)" office:value-type="float" office:value="0.394">
            <text:p>0.394</text:p>
          </table:table-cell>
          <table:table-cell table:formula="of:=([.A10]*[.C10])" office:value-type="float" office:value="259.945">
            <text:p>259.945</text:p>
          </table:table-cell>
          <table:table-cell table:formula="of:=([.A10]*[.D10]+[.B10]*[.C10])" office:value-type="float" office:value="5.725065">
            <text:p>5.725065</text:p>
          </table:table-cell>
          <table:table-cell office:value-type="float" office:value="65.7">
            <text:p>65.7</text:p>
          </table:table-cell>
          <table:table-cell table:formula="of:=([.G10]*0.012+0.3)" office:value-type="float" office:value="1.0884">
            <text:p>1.0884</text:p>
          </table:table-cell>
          <table:table-cell table:formula="of:=([.A10]*[.G10])" office:value-type="float" office:value="697.077">
            <text:p>697.077</text:p>
          </table:table-cell>
          <table:table-cell table:formula="of:=([.A10]*[.H10]+[.B10]*[.G10])" office:value-type="float" office:value="15.690309">
            <text:p>15.690309</text:p>
          </table:table-cell>
          <table:table-cell/>
        </table:table-row>
        <table:table-row table:style-name="ro1">
          <table:table-cell office:value-type="float" office:value="11.83">
            <text:p>11.83</text:p>
          </table:table-cell>
          <table:table-cell table:formula="of:=([.A11]*0.005+0.01)" office:value-type="float" office:value="0.06915">
            <text:p>0.06915</text:p>
          </table:table-cell>
          <table:table-cell office:value-type="float" office:value="24.4">
            <text:p>24.4</text:p>
          </table:table-cell>
          <table:table-cell table:formula="of:=([.C11]*0.012+0.1)" office:value-type="float" office:value="0.3928">
            <text:p>0.3928</text:p>
          </table:table-cell>
          <table:table-cell table:formula="of:=([.A11]*[.C11])" office:value-type="float" office:value="288.652">
            <text:p>288.652</text:p>
          </table:table-cell>
          <table:table-cell table:formula="of:=([.A11]*[.D11]+[.B11]*[.C11])" office:value-type="float" office:value="6.334084">
            <text:p>6.334084</text:p>
          </table:table-cell>
          <table:table-cell office:value-type="float" office:value="65.7">
            <text:p>65.7</text:p>
          </table:table-cell>
          <table:table-cell table:formula="of:=([.G11]*0.012+0.3)" office:value-type="float" office:value="1.0884">
            <text:p>1.0884</text:p>
          </table:table-cell>
          <table:table-cell table:formula="of:=([.A11]*[.G11])" office:value-type="float" office:value="777.231">
            <text:p>777.231</text:p>
          </table:table-cell>
          <table:table-cell table:formula="of:=([.A11]*[.H11]+[.B11]*[.G11])" office:value-type="float" office:value="17.418927">
            <text:p>17.418927</text:p>
          </table:table-cell>
          <table:table-cell/>
        </table:table-row>
        <table:table-row table:style-name="ro1">
          <table:table-cell office:value-type="float" office:value="12.64">
            <text:p>12.64</text:p>
          </table:table-cell>
          <table:table-cell table:formula="of:=([.A12]*0.005+0.01)" office:value-type="float" office:value="0.0732">
            <text:p>0.0732</text:p>
          </table:table-cell>
          <table:table-cell office:value-type="float" office:value="24.4">
            <text:p>24.4</text:p>
          </table:table-cell>
          <table:table-cell table:formula="of:=([.C12]*0.012+0.1)" office:value-type="float" office:value="0.3928">
            <text:p>0.3928</text:p>
          </table:table-cell>
          <table:table-cell table:formula="of:=([.A12]*[.C12])" office:value-type="float" office:value="308.416">
            <text:p>308.416</text:p>
          </table:table-cell>
          <table:table-cell table:formula="of:=([.A12]*[.D12]+[.B12]*[.C12])" office:value-type="float" office:value="6.751072">
            <text:p>6.751072</text:p>
          </table:table-cell>
          <table:table-cell office:value-type="float" office:value="79.6">
            <text:p>79.6</text:p>
          </table:table-cell>
          <table:table-cell table:formula="of:=([.G12]*0.012+0.3)" office:value-type="float" office:value="1.2552">
            <text:p>1.2552</text:p>
          </table:table-cell>
          <table:table-cell table:formula="of:=([.A12]*[.G12])" office:value-type="float" office:value="1006.144">
            <text:p>1006.144</text:p>
          </table:table-cell>
          <table:table-cell table:formula="of:=([.A12]*[.H12]+[.B12]*[.G12])" office:value-type="float" office:value="21.692448">
            <text:p>21.692448</text:p>
          </table:table-cell>
          <table:table-cell/>
        </table:table-row>
        <table:table-row table:style-name="ro1">
          <table:table-cell office:value-type="float" office:value="13.81">
            <text:p>13.81</text:p>
          </table:table-cell>
          <table:table-cell table:formula="of:=([.A13]*0.005+0.01)" office:value-type="float" office:value="0.07905">
            <text:p>0.07905</text:p>
          </table:table-cell>
          <table:table-cell office:value-type="float" office:value="24.4">
            <text:p>24.4</text:p>
          </table:table-cell>
          <table:table-cell table:formula="of:=([.C13]*0.012+0.1)" office:value-type="float" office:value="0.3928">
            <text:p>0.3928</text:p>
          </table:table-cell>
          <table:table-cell table:formula="of:=([.A13]*[.C13])" office:value-type="float" office:value="336.964">
            <text:p>336.964</text:p>
          </table:table-cell>
          <table:table-cell table:formula="of:=([.A13]*[.D13]+[.B13]*[.C13])" office:value-type="float" office:value="7.353388">
            <text:p>7.353388</text:p>
          </table:table-cell>
          <table:table-cell office:value-type="float" office:value="79.6">
            <text:p>79.6</text:p>
          </table:table-cell>
          <table:table-cell table:formula="of:=([.G13]*0.012+0.3)" office:value-type="float" office:value="1.2552">
            <text:p>1.2552</text:p>
          </table:table-cell>
          <table:table-cell table:formula="of:=([.A13]*[.G13])" office:value-type="float" office:value="1099.276">
            <text:p>1099.276</text:p>
          </table:table-cell>
          <table:table-cell table:formula="of:=([.A13]*[.H13]+[.B13]*[.G13])" office:value-type="float" office:value="23.626692">
            <text:p>23.626692</text:p>
          </table:table-cell>
          <table:table-cell/>
        </table:table-row>
        <table:table-row table:style-name="ro1">
          <table:table-cell office:value-type="float" office:value="15.08">
            <text:p>15.08</text:p>
          </table:table-cell>
          <table:table-cell table:formula="of:=([.A14]*0.005+0.01)" office:value-type="float" office:value="0.0854">
            <text:p>0.0854</text:p>
          </table:table-cell>
          <table:table-cell office:value-type="float" office:value="24.1">
            <text:p>24.1</text:p>
          </table:table-cell>
          <table:table-cell table:formula="of:=([.C14]*0.012+0.1)" office:value-type="float" office:value="0.3892">
            <text:p>0.3892</text:p>
          </table:table-cell>
          <table:table-cell table:formula="of:=([.A14]*[.C14])" office:value-type="float" office:value="363.428">
            <text:p>363.428</text:p>
          </table:table-cell>
          <table:table-cell table:formula="of:=([.A14]*[.D14]+[.B14]*[.C14])" office:value-type="float" office:value="7.927276">
            <text:p>7.927276</text:p>
          </table:table-cell>
          <table:table-cell office:value-type="float" office:value="93.4">
            <text:p>93.4</text:p>
          </table:table-cell>
          <table:table-cell table:formula="of:=([.G14]*0.012+0.3)" office:value-type="float" office:value="1.4208">
            <text:p>1.4208</text:p>
          </table:table-cell>
          <table:table-cell table:formula="of:=([.A14]*[.G14])" office:value-type="float" office:value="1408.472">
            <text:p>1408.472</text:p>
          </table:table-cell>
          <table:table-cell table:formula="of:=([.A14]*[.H14]+[.B14]*[.G14])" office:value-type="float" office:value="29.402024">
            <text:p>29.402024</text:p>
          </table:table-cell>
          <table:table-cell/>
        </table:table-row>
        <table:table-row table:style-name="ro1">
          <table:table-cell office:value-type="float" office:value="16.75">
            <text:p>16.75</text:p>
          </table:table-cell>
          <table:table-cell table:formula="of:=([.A15]*0.005+0.01)" office:value-type="float" office:value="0.09375">
            <text:p>0.09375</text:p>
          </table:table-cell>
          <table:table-cell office:value-type="float" office:value="24.1">
            <text:p>24.1</text:p>
          </table:table-cell>
          <table:table-cell table:formula="of:=([.C15]*0.012+0.1)" office:value-type="float" office:value="0.3892">
            <text:p>0.3892</text:p>
          </table:table-cell>
          <table:table-cell table:formula="of:=([.A15]*[.C15])" office:value-type="float" office:value="403.675">
            <text:p>403.675</text:p>
          </table:table-cell>
          <table:table-cell table:formula="of:=([.A15]*[.D15]+[.B15]*[.C15])" office:value-type="float" office:value="8.778475">
            <text:p>8.778475</text:p>
          </table:table-cell>
          <table:table-cell office:value-type="float" office:value="93.4">
            <text:p>93.4</text:p>
          </table:table-cell>
          <table:table-cell table:formula="of:=([.G15]*0.012+0.3)" office:value-type="float" office:value="1.4208">
            <text:p>1.4208</text:p>
          </table:table-cell>
          <table:table-cell table:formula="of:=([.A15]*[.G15])" office:value-type="float" office:value="1564.45">
            <text:p>1564.45</text:p>
          </table:table-cell>
          <table:table-cell table:formula="of:=([.A15]*[.H15]+[.B15]*[.G15])" office:value-type="float" office:value="32.55465">
            <text:p>32.55465</text:p>
          </table:table-cell>
          <table:table-cell/>
        </table:table-row>
        <table:table-row table:style-name="ro1">
          <table:table-cell office:value-type="float" office:value="17.63">
            <text:p>17.63</text:p>
          </table:table-cell>
          <table:table-cell table:formula="of:=([.A16]*0.005+0.01)" office:value-type="float" office:value="0.09815">
            <text:p>0.09815</text:p>
          </table:table-cell>
          <table:table-cell office:value-type="float" office:value="24">
            <text:p>24</text:p>
          </table:table-cell>
          <table:table-cell table:formula="of:=([.C16]*0.012+0.1)" office:value-type="float" office:value="0.388">
            <text:p>0.388</text:p>
          </table:table-cell>
          <table:table-cell table:formula="of:=([.A16]*[.C16])" office:value-type="float" office:value="423.12">
            <text:p>423.12</text:p>
          </table:table-cell>
          <table:table-cell table:formula="of:=([.A16]*[.D16]+[.B16]*[.C16])" office:value-type="float" office:value="9.19604">
            <text:p>9.19604</text:p>
          </table:table-cell>
          <table:table-cell office:value-type="float" office:value="107.3">
            <text:p>107.3</text:p>
          </table:table-cell>
          <table:table-cell table:formula="of:=([.G16]*0.012+0.3)" office:value-type="float" office:value="1.5876">
            <text:p>1.5876</text:p>
          </table:table-cell>
          <table:table-cell table:formula="of:=([.A16]*[.G16])" office:value-type="float" office:value="1891.699">
            <text:p>1891.699</text:p>
          </table:table-cell>
          <table:table-cell table:formula="of:=([.A16]*[.H16]+[.B16]*[.G16])" office:value-type="float" office:value="38.520883">
            <text:p>38.520883</text:p>
          </table:table-cell>
          <table:table-cell/>
        </table:table-row>
        <table:table-row table:style-name="ro1">
          <table:table-cell office:value-type="float" office:value="18.75">
            <text:p>18.75</text:p>
          </table:table-cell>
          <table:table-cell table:formula="of:=([.A17]*0.005+0.01)" office:value-type="float" office:value="0.10375">
            <text:p>0.10375</text:p>
          </table:table-cell>
          <table:table-cell office:value-type="float" office:value="24">
            <text:p>24</text:p>
          </table:table-cell>
          <table:table-cell table:formula="of:=([.C17]*0.012+0.1)" office:value-type="float" office:value="0.388">
            <text:p>0.388</text:p>
          </table:table-cell>
          <table:table-cell table:formula="of:=([.A17]*[.C17])" office:value-type="float" office:value="450">
            <text:p>450</text:p>
          </table:table-cell>
          <table:table-cell table:formula="of:=([.A17]*[.D17]+[.B17]*[.C17])" office:value-type="float" office:value="9.765">
            <text:p>9.765</text:p>
          </table:table-cell>
          <table:table-cell office:value-type="float" office:value="107.3">
            <text:p>107.3</text:p>
          </table:table-cell>
          <table:table-cell table:formula="of:=([.G17]*0.012+0.3)" office:value-type="float" office:value="1.5876">
            <text:p>1.5876</text:p>
          </table:table-cell>
          <table:table-cell table:formula="of:=([.A17]*[.G17])" office:value-type="float" office:value="2011.875">
            <text:p>2011.875</text:p>
          </table:table-cell>
          <table:table-cell table:formula="of:=([.A17]*[.H17]+[.B17]*[.G17])" office:value-type="float" office:value="40.899875">
            <text:p>40.89987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([.A18]*0.005+0.01)" office:value-type="float" office:value="0.11">
            <text:p>0.11</text:p>
          </table:table-cell>
          <table:table-cell office:value-type="float" office:value="23.7">
            <text:p>23.7</text:p>
          </table:table-cell>
          <table:table-cell table:formula="of:=([.C18]*0.012+0.1)" office:value-type="float" office:value="0.3844">
            <text:p>0.3844</text:p>
          </table:table-cell>
          <table:table-cell table:formula="of:=([.A18]*[.C18])" office:value-type="float" office:value="474">
            <text:p>474</text:p>
          </table:table-cell>
          <table:table-cell table:formula="of:=([.A18]*[.D18]+[.B18]*[.C18])" office:value-type="float" office:value="10.295">
            <text:p>10.295</text:p>
          </table:table-cell>
          <table:table-cell office:value-type="float" office:value="120.4">
            <text:p>120.4</text:p>
          </table:table-cell>
          <table:table-cell table:formula="of:=([.G18]*0.012+0.3)" office:value-type="float" office:value="1.7448">
            <text:p>1.7448</text:p>
          </table:table-cell>
          <table:table-cell table:formula="of:=([.A18]*[.G18])" office:value-type="float" office:value="2408">
            <text:p>2408</text:p>
          </table:table-cell>
          <table:table-cell table:formula="of:=([.A18]*[.H18]+[.B18]*[.G18])" office:value-type="float" office:value="48.14">
            <text:p>48.14</text:p>
          </table:table-cell>
          <table:table-cell/>
        </table:table-row>
        <table:table-row table:style-name="ro1">
          <table:table-cell office:value-type="float" office:value="21.3">
            <text:p>21.3</text:p>
          </table:table-cell>
          <table:table-cell table:formula="of:=([.A19]*0.005+0.01)" office:value-type="float" office:value="0.1165">
            <text:p>0.1165</text:p>
          </table:table-cell>
          <table:table-cell office:value-type="float" office:value="23.7">
            <text:p>23.7</text:p>
          </table:table-cell>
          <table:table-cell table:formula="of:=([.C19]*0.012+0.1)" office:value-type="float" office:value="0.3844">
            <text:p>0.3844</text:p>
          </table:table-cell>
          <table:table-cell table:formula="of:=([.A19]*[.C19])" office:value-type="float" office:value="504.81">
            <text:p>504.81</text:p>
          </table:table-cell>
          <table:table-cell table:formula="of:=([.A19]*[.D19]+[.B19]*[.C19])" office:value-type="float" office:value="10.94877">
            <text:p>10.94877</text:p>
          </table:table-cell>
          <table:table-cell office:value-type="float" office:value="120.5">
            <text:p>120.5</text:p>
          </table:table-cell>
          <table:table-cell table:formula="of:=([.G19]*0.012+0.3)" office:value-type="float" office:value="1.746">
            <text:p>1.746</text:p>
          </table:table-cell>
          <table:table-cell table:formula="of:=([.A19]*[.G19])" office:value-type="float" office:value="2566.65">
            <text:p>2566.65</text:p>
          </table:table-cell>
          <table:table-cell table:formula="of:=([.A19]*[.H19]+[.B19]*[.G19])" office:value-type="float" office:value="51.22805">
            <text:p>51.22805</text:p>
          </table:table-cell>
          <table:table-cell/>
        </table:table-row>
        <table:table-row table:style-name="ro1">
          <table:table-cell office:value-type="float" office:value="22.5">
            <text:p>22.5</text:p>
          </table:table-cell>
          <table:table-cell table:formula="of:=([.A20]*0.005+0.01)" office:value-type="float" office:value="0.1225">
            <text:p>0.1225</text:p>
          </table:table-cell>
          <table:table-cell office:value-type="float" office:value="23.9">
            <text:p>23.9</text:p>
          </table:table-cell>
          <table:table-cell table:formula="of:=([.C20]*0.012+0.1)" office:value-type="float" office:value="0.3868">
            <text:p>0.3868</text:p>
          </table:table-cell>
          <table:table-cell table:formula="of:=([.A20]*[.C20])" office:value-type="float" office:value="537.75">
            <text:p>537.75</text:p>
          </table:table-cell>
          <table:table-cell table:formula="of:=([.A20]*[.D20]+[.B20]*[.C20])" office:value-type="float" office:value="11.63075">
            <text:p>11.63075</text:p>
          </table:table-cell>
          <table:table-cell office:value-type="float" office:value="133">
            <text:p>133</text:p>
          </table:table-cell>
          <table:table-cell table:formula="of:=([.G20]*0.012+0.3)" office:value-type="float" office:value="1.896">
            <text:p>1.896</text:p>
          </table:table-cell>
          <table:table-cell table:formula="of:=([.A20]*[.G20])" office:value-type="float" office:value="2992.5">
            <text:p>2992.5</text:p>
          </table:table-cell>
          <table:table-cell table:formula="of:=([.A20]*[.H20]+[.B20]*[.G20])" office:value-type="float" office:value="58.9525">
            <text:p>58.9525</text:p>
          </table:table-cell>
          <table:table-cell/>
        </table:table-row>
        <table:table-row table:style-name="ro1">
          <table:table-cell office:value-type="float" office:value="23.7">
            <text:p>23.7</text:p>
          </table:table-cell>
          <table:table-cell table:formula="of:=([.A21]*0.005+0.01)" office:value-type="float" office:value="0.1285">
            <text:p>0.1285</text:p>
          </table:table-cell>
          <table:table-cell office:value-type="float" office:value="23.9">
            <text:p>23.9</text:p>
          </table:table-cell>
          <table:table-cell table:formula="of:=([.C21]*0.012+0.1)" office:value-type="float" office:value="0.3868">
            <text:p>0.3868</text:p>
          </table:table-cell>
          <table:table-cell table:formula="of:=([.A21]*[.C21])" office:value-type="float" office:value="566.43">
            <text:p>566.43</text:p>
          </table:table-cell>
          <table:table-cell table:formula="of:=([.A21]*[.D21]+[.B21]*[.C21])" office:value-type="float" office:value="12.23831">
            <text:p>12.23831</text:p>
          </table:table-cell>
          <table:table-cell office:value-type="float" office:value="133.1">
            <text:p>133.1</text:p>
          </table:table-cell>
          <table:table-cell table:formula="of:=([.G21]*0.012+0.3)" office:value-type="float" office:value="1.8972">
            <text:p>1.8972</text:p>
          </table:table-cell>
          <table:table-cell table:formula="of:=([.A21]*[.G21])" office:value-type="float" office:value="3154.47">
            <text:p>3154.47</text:p>
          </table:table-cell>
          <table:table-cell table:formula="of:=([.A21]*[.H21]+[.B21]*[.G21])" office:value-type="float" office:value="62.06699">
            <text:p>62.0669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([.A22]*0.005+0.01)" office:value-type="float" office:value="0.135">
            <text:p>0.135</text:p>
          </table:table-cell>
          <table:table-cell office:value-type="float" office:value="24">
            <text:p>24</text:p>
          </table:table-cell>
          <table:table-cell table:formula="of:=([.C22]*0.012+0.1)" office:value-type="float" office:value="0.388">
            <text:p>0.388</text:p>
          </table:table-cell>
          <table:table-cell table:formula="of:=([.A22]*[.C22])" office:value-type="float" office:value="600">
            <text:p>600</text:p>
          </table:table-cell>
          <table:table-cell table:formula="of:=([.A22]*[.D22]+[.B22]*[.C22])" office:value-type="float" office:value="12.94">
            <text:p>12.94</text:p>
          </table:table-cell>
          <table:table-cell office:value-type="float" office:value="145">
            <text:p>145</text:p>
          </table:table-cell>
          <table:table-cell table:formula="of:=([.G22]*0.012+0.3)" office:value-type="float" office:value="2.04">
            <text:p>2.04</text:p>
          </table:table-cell>
          <table:table-cell table:formula="of:=([.A22]*[.G22])" office:value-type="float" office:value="3625">
            <text:p>3625</text:p>
          </table:table-cell>
          <table:table-cell table:formula="of:=([.A22]*[.H22]+[.B22]*[.G22])" office:value-type="float" office:value="70.575">
            <text:p>70.575</text:p>
          </table:table-cell>
          <table:table-cell/>
        </table:table-row>
        <table:table-row table:style-name="ro1">
          <table:table-cell table:style-name="ce3" office:value-type="float" office:value="26.4">
            <text:p>26.4</text:p>
          </table:table-cell>
          <table:table-cell table:style-name="ce6" table:formula="of:=([.A23]*0.005+0.01)" office:value-type="float" office:value="0.142">
            <text:p>0.142</text:p>
          </table:table-cell>
          <table:table-cell table:style-name="ce3" office:value-type="float" office:value="24">
            <text:p>24</text:p>
          </table:table-cell>
          <table:table-cell table:style-name="ce6" table:formula="of:=([.C23]*0.012+0.1)" office:value-type="float" office:value="0.388">
            <text:p>0.388</text:p>
          </table:table-cell>
          <table:table-cell table:style-name="ce3" table:formula="of:=([.A23]*[.C23])" office:value-type="float" office:value="633.6">
            <text:p>633.6</text:p>
          </table:table-cell>
          <table:table-cell table:formula="of:=([.A23]*[.D23]+[.B23]*[.C23])" office:value-type="float" office:value="13.6512">
            <text:p>13.6512</text:p>
          </table:table-cell>
          <table:table-cell table:style-name="ce3" office:value-type="float" office:value="145.2">
            <text:p>145.2</text:p>
          </table:table-cell>
          <table:table-cell table:style-name="ce6" table:formula="of:=([.G23]*0.012+0.3)" office:value-type="float" office:value="2.0424">
            <text:p>2.0424</text:p>
          </table:table-cell>
          <table:table-cell table:style-name="ce3" table:formula="of:=([.A23]*[.G23])" office:value-type="float" office:value="3833.28">
            <text:p>3833.28</text:p>
          </table:table-cell>
          <table:table-cell table:formula="of:=([.A23]*[.H23]+[.B23]*[.G23])" office:value-type="float" office:value="74.53776">
            <text:p>74.53776</text:p>
          </table:table-cell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>
            <text:p>DC V 0.5%+1</text:p>
          </table:table-cell>
          <table:table-cell table:style-name="Default" office:value-type="string">
            <text:p>2 y 2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>
            <text:p>DC I 1.2%+1</text:p>
          </table:table-cell>
          <table:table-cell table:style-name="Default" office:value-type="string">
            <text:p>200mA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>
            <text:p>Delta P = I * Delta V + V * Delta I</text:p>
          </table:table-cell>
          <table:table-cell table:style-name="Default" table:number-columns-repeated="9"/>
          <table:table-cell/>
        </table:table-row>
      </table:table>
      <table:table table:name="Regulador" table:style-name="ta1">
        <table:shapes>
          <draw:frame draw:z-index="0" draw:style-name="gr1" svg:width="6.2988in" svg:height="3.5429in" svg:x="3.8744in" svg:y="0.0394in">
            <draw:object draw:notify-on-update-of-ranges="Regulador.A1:Regulador.A1 Regulador.A2:Regulador.A19 Regulador.C1:Regulador.C1 Regulador.C2:Regulador.C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>
            <text:p>Vin</text:p>
          </table:table-cell>
          <table:table-cell office:value-type="string">
            <text:p>Delta Vin</text:p>
          </table:table-cell>
          <table:table-cell office:value-type="string">
            <text:p>Vout</text:p>
          </table:table-cell>
          <table:table-cell office:value-type="string">
            <text:p>Delta Vout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table:formula="of:=([.A2]*0.005+0.01)" office:value-type="float" office:value="0.0181">
            <text:p>0.0181</text:p>
          </table:table-cell>
          <table:table-cell office:value-type="float" office:value="0.97">
            <text:p>0.97</text:p>
          </table:table-cell>
          <table:table-cell table:formula="of:=([.C2]*0.005+0.01)" office:value-type="float" office:value="0.01485">
            <text:p>0.01485</text:p>
          </table:table-cell>
        </table:table-row>
        <table:table-row table:style-name="ro1">
          <table:table-cell office:value-type="float" office:value="3.24">
            <text:p>3.24</text:p>
          </table:table-cell>
          <table:table-cell table:formula="of:=([.A3]*0.005+0.01)" office:value-type="float" office:value="0.0262">
            <text:p>0.0262</text:p>
          </table:table-cell>
          <table:table-cell office:value-type="float" office:value="2.55">
            <text:p>2.55</text:p>
          </table:table-cell>
          <table:table-cell table:formula="of:=([.C3]*0.005+0.01)" office:value-type="float" office:value="0.02275">
            <text:p>0.02275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table:formula="of:=([.A4]*0.005+0.01)" office:value-type="float" office:value="0.0348">
            <text:p>0.0348</text:p>
          </table:table-cell>
          <table:table-cell office:value-type="float" office:value="4.2">
            <text:p>4.2</text:p>
          </table:table-cell>
          <table:table-cell table:formula="of:=([.C4]*0.005+0.01)" office:value-type="float" office:value="0.031">
            <text:p>0.031</text:p>
          </table:table-cell>
        </table:table-row>
        <table:table-row table:style-name="ro1">
          <table:table-cell office:value-type="float" office:value="7.56">
            <text:p>7.56</text:p>
          </table:table-cell>
          <table:table-cell table:formula="of:=([.A5]*0.005+0.01)" office:value-type="float" office:value="0.0478">
            <text:p>0.0478</text:p>
          </table:table-cell>
          <table:table-cell office:value-type="float" office:value="6.75">
            <text:p>6.75</text:p>
          </table:table-cell>
          <table:table-cell table:formula="of:=([.C5]*0.005+0.01)" office:value-type="float" office:value="0.04375">
            <text:p>0.04375</text:p>
          </table:table-cell>
        </table:table-row>
        <table:table-row table:style-name="ro1">
          <table:table-cell office:value-type="float" office:value="10.34">
            <text:p>10.34</text:p>
          </table:table-cell>
          <table:table-cell table:formula="of:=([.A6]*0.005+0.01)" office:value-type="float" office:value="0.0617">
            <text:p>0.0617</text:p>
          </table:table-cell>
          <table:table-cell office:value-type="float" office:value="9.5">
            <text:p>9.5</text:p>
          </table:table-cell>
          <table:table-cell table:formula="of:=([.C6]*0.005+0.01)" office:value-type="float" office:value="0.0575">
            <text:p>0.0575</text:p>
          </table:table-cell>
        </table:table-row>
        <table:table-row table:style-name="ro1">
          <table:table-cell office:value-type="float" office:value="12.44">
            <text:p>12.44</text:p>
          </table:table-cell>
          <table:table-cell table:formula="of:=([.A7]*0.005+0.01)" office:value-type="float" office:value="0.0722">
            <text:p>0.0722</text:p>
          </table:table-cell>
          <table:table-cell office:value-type="float" office:value="11.58">
            <text:p>11.58</text:p>
          </table:table-cell>
          <table:table-cell table:formula="of:=([.C7]*0.005+0.01)" office:value-type="float" office:value="0.0679">
            <text:p>0.0679</text:p>
          </table:table-cell>
        </table:table-row>
        <table:table-row table:style-name="ro1">
          <table:table-cell office:value-type="float" office:value="12.76">
            <text:p>12.76</text:p>
          </table:table-cell>
          <table:table-cell table:formula="of:=([.A8]*0.005+0.01)" office:value-type="float" office:value="0.0738">
            <text:p>0.0738</text:p>
          </table:table-cell>
          <table:table-cell office:value-type="float" office:value="11.91">
            <text:p>11.91</text:p>
          </table:table-cell>
          <table:table-cell table:formula="of:=([.C8]*0.005+0.01)" office:value-type="float" office:value="0.06955">
            <text:p>0.069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9]*0.005+0.01)" office:value-type="float" office:value="0.075">
            <text:p>0.075</text:p>
          </table:table-cell>
          <table:table-cell office:value-type="float" office:value="12.14">
            <text:p>12.14</text:p>
          </table:table-cell>
          <table:table-cell table:formula="of:=([.C9]*0.005+0.01)" office:value-type="float" office:value="0.0707">
            <text:p>0.0707</text:p>
          </table:table-cell>
        </table:table-row>
        <table:table-row table:style-name="ro1">
          <table:table-cell office:value-type="float" office:value="13.13">
            <text:p>13.13</text:p>
          </table:table-cell>
          <table:table-cell table:formula="of:=([.A10]*0.005+0.01)" office:value-type="float" office:value="0.07565">
            <text:p>0.07565</text:p>
          </table:table-cell>
          <table:table-cell office:value-type="float" office:value="12.2">
            <text:p>12.2</text:p>
          </table:table-cell>
          <table:table-cell table:formula="of:=([.C10]*0.005+0.01)" office:value-type="float" office:value="0.071">
            <text:p>0.071</text:p>
          </table:table-cell>
        </table:table-row>
        <table:table-row table:style-name="ro1">
          <table:table-cell office:value-type="float" office:value="13.37">
            <text:p>13.37</text:p>
          </table:table-cell>
          <table:table-cell table:formula="of:=([.A11]*0.005+0.01)" office:value-type="float" office:value="0.07685">
            <text:p>0.07685</text:p>
          </table:table-cell>
          <table:table-cell office:value-type="float" office:value="12.21">
            <text:p>12.21</text:p>
          </table:table-cell>
          <table:table-cell table:formula="of:=([.C11]*0.005+0.01)" office:value-type="float" office:value="0.07105">
            <text:p>0.07105</text:p>
          </table:table-cell>
        </table:table-row>
        <table:table-row table:style-name="ro1">
          <table:table-cell office:value-type="float" office:value="14.36">
            <text:p>14.36</text:p>
          </table:table-cell>
          <table:table-cell table:formula="of:=([.A12]*0.005+0.01)" office:value-type="float" office:value="0.0818">
            <text:p>0.0818</text:p>
          </table:table-cell>
          <table:table-cell office:value-type="float" office:value="12.21">
            <text:p>12.21</text:p>
          </table:table-cell>
          <table:table-cell table:formula="of:=([.C12]*0.005+0.01)" office:value-type="float" office:value="0.07105">
            <text:p>0.07105</text:p>
          </table:table-cell>
        </table:table-row>
        <table:table-row table:style-name="ro1">
          <table:table-cell office:value-type="float" office:value="15.75">
            <text:p>15.75</text:p>
          </table:table-cell>
          <table:table-cell table:formula="of:=([.A13]*0.005+0.01)" office:value-type="float" office:value="0.08875">
            <text:p>0.08875</text:p>
          </table:table-cell>
          <table:table-cell office:value-type="float" office:value="12.21">
            <text:p>12.21</text:p>
          </table:table-cell>
          <table:table-cell table:formula="of:=([.C13]*0.005+0.01)" office:value-type="float" office:value="0.07105">
            <text:p>0.07105</text:p>
          </table:table-cell>
        </table:table-row>
        <table:table-row table:style-name="ro1">
          <table:table-cell office:value-type="float" office:value="17.38">
            <text:p>17.38</text:p>
          </table:table-cell>
          <table:table-cell table:formula="of:=([.A14]*0.005+0.01)" office:value-type="float" office:value="0.0969">
            <text:p>0.0969</text:p>
          </table:table-cell>
          <table:table-cell office:value-type="float" office:value="12.22">
            <text:p>12.22</text:p>
          </table:table-cell>
          <table:table-cell table:formula="of:=([.C14]*0.005+0.01)" office:value-type="float" office:value="0.0711">
            <text:p>0.0711</text:p>
          </table:table-cell>
        </table:table-row>
        <table:table-row table:style-name="ro1">
          <table:table-cell office:value-type="float" office:value="20.1">
            <text:p>20.1</text:p>
          </table:table-cell>
          <table:table-cell table:formula="of:=([.A15]*0.005+0.1)" office:value-type="float" office:value="0.2005">
            <text:p>0.2005</text:p>
          </table:table-cell>
          <table:table-cell office:value-type="float" office:value="12.21">
            <text:p>12.21</text:p>
          </table:table-cell>
          <table:table-cell table:formula="of:=([.C15]*0.005+0.01)" office:value-type="float" office:value="0.07105">
            <text:p>0.07105</text:p>
          </table:table-cell>
        </table:table-row>
        <table:table-row table:style-name="ro1">
          <table:table-cell office:value-type="float" office:value="22.4">
            <text:p>22.4</text:p>
          </table:table-cell>
          <table:table-cell table:formula="of:=([.A16]*0.005+0.1)" office:value-type="float" office:value="0.212">
            <text:p>0.212</text:p>
          </table:table-cell>
          <table:table-cell office:value-type="float" office:value="12.21">
            <text:p>12.21</text:p>
          </table:table-cell>
          <table:table-cell table:formula="of:=([.C16]*0.005+0.01)" office:value-type="float" office:value="0.07105">
            <text:p>0.07105</text:p>
          </table:table-cell>
        </table:table-row>
        <table:table-row table:style-name="ro1">
          <table:table-cell office:value-type="float" office:value="24.5">
            <text:p>24.5</text:p>
          </table:table-cell>
          <table:table-cell table:formula="of:=([.A17]*0.005+0.1)" office:value-type="float" office:value="0.2225">
            <text:p>0.2225</text:p>
          </table:table-cell>
          <table:table-cell office:value-type="float" office:value="12.21">
            <text:p>12.21</text:p>
          </table:table-cell>
          <table:table-cell table:formula="of:=([.C17]*0.005+0.01)" office:value-type="float" office:value="0.07105">
            <text:p>0.07105</text:p>
          </table:table-cell>
        </table:table-row>
        <table:table-row table:style-name="ro1">
          <table:table-cell office:value-type="float" office:value="28.1">
            <text:p>28.1</text:p>
          </table:table-cell>
          <table:table-cell table:formula="of:=([.A18]*0.005+0.1)" office:value-type="float" office:value="0.2405">
            <text:p>0.2405</text:p>
          </table:table-cell>
          <table:table-cell office:value-type="float" office:value="12.22">
            <text:p>12.22</text:p>
          </table:table-cell>
          <table:table-cell table:formula="of:=([.C18]*0.005+0.01)" office:value-type="float" office:value="0.0711">
            <text:p>0.0711</text:p>
          </table:table-cell>
        </table:table-row>
        <table:table-row table:style-name="ro1">
          <table:table-cell office:value-type="float" office:value="31.4">
            <text:p>31.4</text:p>
          </table:table-cell>
          <table:table-cell table:formula="of:=([.A19]*0.005+0.1)" office:value-type="float" office:value="0.257">
            <text:p>0.257</text:p>
          </table:table-cell>
          <table:table-cell office:value-type="float" office:value="12.25">
            <text:p>12.25</text:p>
          </table:table-cell>
          <table:table-cell table:formula="of:=([.C19]*0.005+0.01)" office:value-type="float" office:value="0.07125">
            <text:p>0.07125</text:p>
          </table:table-cell>
        </table:table-row>
      </table:table>
      <table:table table:name="Arduino" table:style-name="ta1">
        <table:shapes>
          <draw:frame draw:z-index="0" draw:style-name="gr1" svg:width="6.702in" svg:height="3.5476in" svg:x="7.8748in" svg:y="0.0606in">
            <draw:object draw:notify-on-update-of-ranges="Arduino.A2:Arduino.A17 Arduino.D1:Arduino.D1 Arduino.D2:Arduino.D17 Arduino.A2:Arduino.A17 Arduino.C1:Arduino.C1 Arduino.C2:Arduino.C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3059in" svg:height="3.5469in" svg:x="0.0996in" svg:y="2.9807in">
            <draw:object draw:notify-on-update-of-ranges="Arduino.A1:Arduino.A1 Arduino.A2:Arduino.A17 Arduino.G1:Arduino.G1 Arduino.G2:Arduino.G17 Arduino.H1:Arduino.H1 Arduino.H2:Arduino.H17 Arduino.A2:Arduino.A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default-cell-style-name="ce7"/>
        <table:table-row table:style-name="ro1">
          <table:table-cell office:value-type="string">
            <text:p>V fuente</text:p>
          </table:table-cell>
          <table:table-cell office:value-type="string">
            <text:p>Delta V fuente</text:p>
          </table:table-cell>
          <table:table-cell office:value-type="string">
            <text:p>V in</text:p>
          </table:table-cell>
          <table:table-cell office:value-type="string">
            <text:p>V in (teorico)</text:p>
          </table:table-cell>
          <table:table-cell office:value-type="string">
            <text:p>Delta Teorico</text:p>
          </table:table-cell>
          <table:table-cell office:value-type="string">
            <text:p>Lectura</text:p>
          </table:table-cell>
          <table:table-cell office:value-type="string">
            <text:p>Diff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table:formula="of:=([.A2]*0.005+0.01)" office:value-type="float" office:value="0.02325">
            <text:p>0.02325</text:p>
          </table:table-cell>
          <table:table-cell office:value-type="float" office:value="0.23">
            <text:p>0.23</text:p>
          </table:table-cell>
          <table:table-cell table:formula="of:=([.A2]*100/1100)" office:value-type="float" office:value="0.240909090909091">
            <text:p>0.24</text:p>
          </table:table-cell>
          <table:table-cell table:formula="of:=([.B2]/11)" office:value-type="float" office:value="0.00211363636363636">
            <text:p>0.00</text:p>
          </table:table-cell>
          <table:table-cell office:value-type="float" office:value="2.53">
            <text:p>2.53</text:p>
          </table:table-cell>
          <table:table-cell table:formula="of:=(ABS( [.F2]-[.A2]) )" office:value-type="float" office:value="0.12">
            <text:p>0.12</text:p>
          </table:table-cell>
          <table:table-cell table:formula="of:=([.G2]/[.A2])" office:value-type="float" office:value="0.0452830188679244">
            <text:p>0.05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table:formula="of:=([.A3]*0.005+0.01)" office:value-type="float" office:value="0.0353">
            <text:p>0.0353</text:p>
          </table:table-cell>
          <table:table-cell office:value-type="float" office:value="0.45">
            <text:p>0.45</text:p>
          </table:table-cell>
          <table:table-cell table:formula="of:=([.A3]*100/1100)" office:value-type="float" office:value="0.46">
            <text:p>0.46</text:p>
          </table:table-cell>
          <table:table-cell table:formula="of:=([.B3]/11)" office:value-type="float" office:value="0.00320909090909091">
            <text:p>0.00</text:p>
          </table:table-cell>
          <table:table-cell office:value-type="float" office:value="4.92">
            <text:p>4.92</text:p>
          </table:table-cell>
          <table:table-cell table:formula="of:=(ABS( [.F3]-[.A3]) )" office:value-type="float" office:value="0.14">
            <text:p>0.14</text:p>
          </table:table-cell>
          <table:table-cell table:formula="of:=([.G3]/[.A3])" office:value-type="float" office:value="0.0276679841897233">
            <text:p>0.03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table:formula="of:=([.A4]*0.005+0.01)" office:value-type="float" office:value="0.0465">
            <text:p>0.0465</text:p>
          </table:table-cell>
          <table:table-cell office:value-type="float" office:value="0.65">
            <text:p>0.65</text:p>
          </table:table-cell>
          <table:table-cell table:formula="of:=([.A4]*100/1100)" office:value-type="float" office:value="0.663636363636364">
            <text:p>0.66</text:p>
          </table:table-cell>
          <table:table-cell table:formula="of:=([.B4]/11)" office:value-type="float" office:value="0.00422727272727273">
            <text:p>0.00</text:p>
          </table:table-cell>
          <table:table-cell office:value-type="float" office:value="7.17">
            <text:p>7.17</text:p>
          </table:table-cell>
          <table:table-cell table:formula="of:=(ABS( [.F4]-[.A4]) )" office:value-type="float" office:value="0.13">
            <text:p>0.13</text:p>
          </table:table-cell>
          <table:table-cell table:formula="of:=([.G4]/[.A4])" office:value-type="float" office:value="0.0178082191780822">
            <text:p>0.02</text:p>
          </table:table-cell>
        </table:table-row>
        <table:table-row table:style-name="ro1">
          <table:table-cell office:value-type="float" office:value="9.17">
            <text:p>9.17</text:p>
          </table:table-cell>
          <table:table-cell table:formula="of:=([.A5]*0.005+0.01)" office:value-type="float" office:value="0.05585">
            <text:p>0.05585</text:p>
          </table:table-cell>
          <table:table-cell office:value-type="float" office:value="0.81">
            <text:p>0.81</text:p>
          </table:table-cell>
          <table:table-cell table:formula="of:=([.A5]*100/1100)" office:value-type="float" office:value="0.833636363636364">
            <text:p>0.83</text:p>
          </table:table-cell>
          <table:table-cell table:formula="of:=([.B5]/11)" office:value-type="float" office:value="0.00507727272727273">
            <text:p>0.01</text:p>
          </table:table-cell>
          <table:table-cell office:value-type="float" office:value="8.98">
            <text:p>8.98</text:p>
          </table:table-cell>
          <table:table-cell table:formula="of:=(ABS( [.F5]-[.A5]) )" office:value-type="float" office:value="0.19">
            <text:p>0.19</text:p>
          </table:table-cell>
          <table:table-cell table:formula="of:=([.G5]/[.A5])" office:value-type="float" office:value="0.0207197382769901">
            <text:p>0.02</text:p>
          </table:table-cell>
        </table:table-row>
        <table:table-row table:style-name="ro1">
          <table:table-cell office:value-type="float" office:value="12.12">
            <text:p>12.12</text:p>
          </table:table-cell>
          <table:table-cell table:formula="of:=([.A6]*0.005+0.01)" office:value-type="float" office:value="0.0706">
            <text:p>0.0706</text:p>
          </table:table-cell>
          <table:table-cell office:value-type="float" office:value="1.09">
            <text:p>1.09</text:p>
          </table:table-cell>
          <table:table-cell table:formula="of:=([.A6]*100/1100)" office:value-type="float" office:value="1.10181818181818">
            <text:p>1.10</text:p>
          </table:table-cell>
          <table:table-cell table:formula="of:=([.B6]/11)" office:value-type="float" office:value="0.00641818181818182">
            <text:p>0.01</text:p>
          </table:table-cell>
          <table:table-cell office:value-type="float" office:value="11.97">
            <text:p>11.97</text:p>
          </table:table-cell>
          <table:table-cell table:formula="of:=(ABS( [.F6]-[.A6]) )" office:value-type="float" office:value="0.149999999999999">
            <text:p>0.15</text:p>
          </table:table-cell>
          <table:table-cell table:formula="of:=([.G6]/[.A6])" office:value-type="float" office:value="0.0123762376237623">
            <text:p>0.01</text:p>
          </table:table-cell>
        </table:table-row>
        <table:table-row table:style-name="ro1">
          <table:table-cell office:value-type="float" office:value="13.51">
            <text:p>13.51</text:p>
          </table:table-cell>
          <table:table-cell table:formula="of:=([.A7]*0.005+0.01)" office:value-type="float" office:value="0.07755">
            <text:p>0.07755</text:p>
          </table:table-cell>
          <table:table-cell office:value-type="float" office:value="1.21">
            <text:p>1.21</text:p>
          </table:table-cell>
          <table:table-cell table:formula="of:=([.A7]*100/1100)" office:value-type="float" office:value="1.22818181818182">
            <text:p>1.23</text:p>
          </table:table-cell>
          <table:table-cell table:formula="of:=([.B7]/11)" office:value-type="float" office:value="0.00705">
            <text:p>0.01</text:p>
          </table:table-cell>
          <table:table-cell office:value-type="float" office:value="13.32">
            <text:p>13.32</text:p>
          </table:table-cell>
          <table:table-cell table:formula="of:=(ABS( [.F7]-[.A7]) )" office:value-type="float" office:value="0.19">
            <text:p>0.19</text:p>
          </table:table-cell>
          <table:table-cell table:formula="of:=([.G7]/[.A7])" office:value-type="float" office:value="0.0140636565507031">
            <text:p>0.01</text:p>
          </table:table-cell>
        </table:table-row>
        <table:table-row table:style-name="ro1">
          <table:table-cell office:value-type="float" office:value="15.16">
            <text:p>15.16</text:p>
          </table:table-cell>
          <table:table-cell table:formula="of:=([.A8]*0.005+0.01)" office:value-type="float" office:value="0.0858">
            <text:p>0.0858</text:p>
          </table:table-cell>
          <table:table-cell office:value-type="float" office:value="1.36">
            <text:p>1.36</text:p>
          </table:table-cell>
          <table:table-cell table:formula="of:=([.A8]*100/1100)" office:value-type="float" office:value="1.37818181818182">
            <text:p>1.38</text:p>
          </table:table-cell>
          <table:table-cell table:formula="of:=([.B8]/11)" office:value-type="float" office:value="0.0078">
            <text:p>0.01</text:p>
          </table:table-cell>
          <table:table-cell office:value-type="float" office:value="14.97">
            <text:p>14.97</text:p>
          </table:table-cell>
          <table:table-cell table:formula="of:=(ABS( [.F8]-[.A8]) )" office:value-type="float" office:value="0.19">
            <text:p>0.19</text:p>
          </table:table-cell>
          <table:table-cell table:formula="of:=([.G8]/[.A8])" office:value-type="float" office:value="0.012532981530343">
            <text:p>0.01</text:p>
          </table:table-cell>
        </table:table-row>
        <table:table-row table:style-name="ro1">
          <table:table-cell office:value-type="float" office:value="17.42">
            <text:p>17.42</text:p>
          </table:table-cell>
          <table:table-cell table:formula="of:=([.A9]*0.005+0.01)" office:value-type="float" office:value="0.0971">
            <text:p>0.0971</text:p>
          </table:table-cell>
          <table:table-cell office:value-type="float" office:value="1.57">
            <text:p>1.57</text:p>
          </table:table-cell>
          <table:table-cell table:formula="of:=([.A9]*100/1100)" office:value-type="float" office:value="1.58363636363636">
            <text:p>1.58</text:p>
          </table:table-cell>
          <table:table-cell table:formula="of:=([.B9]/11)" office:value-type="float" office:value="0.00882727272727273">
            <text:p>0.01</text:p>
          </table:table-cell>
          <table:table-cell office:value-type="float" office:value="17.26">
            <text:p>17.26</text:p>
          </table:table-cell>
          <table:table-cell table:formula="of:=(ABS( [.F9]-[.A9]) )" office:value-type="float" office:value="0.16">
            <text:p>0.16</text:p>
          </table:table-cell>
          <table:table-cell table:formula="of:=([.G9]/[.A9])" office:value-type="float" office:value="0.00918484500574053">
            <text:p>0.01</text:p>
          </table:table-cell>
        </table:table-row>
        <table:table-row table:style-name="ro1">
          <table:table-cell office:value-type="float" office:value="18.38">
            <text:p>18.38</text:p>
          </table:table-cell>
          <table:table-cell table:formula="of:=([.A10]*0.005+0.01)" office:value-type="float" office:value="0.1019">
            <text:p>0.1019</text:p>
          </table:table-cell>
          <table:table-cell office:value-type="float" office:value="1.74">
            <text:p>1.74</text:p>
          </table:table-cell>
          <table:table-cell table:formula="of:=([.A10]*100/1100)" office:value-type="float" office:value="1.67090909090909">
            <text:p>1.67</text:p>
          </table:table-cell>
          <table:table-cell table:formula="of:=([.B10]/11)" office:value-type="float" office:value="0.00926363636363636">
            <text:p>0.01</text:p>
          </table:table-cell>
          <table:table-cell office:value-type="float" office:value="19.22">
            <text:p>19.22</text:p>
          </table:table-cell>
          <table:table-cell table:formula="of:=(ABS( [.F10]-[.A10]) )" office:value-type="float" office:value="0.84">
            <text:p>0.84</text:p>
          </table:table-cell>
          <table:table-cell table:formula="of:=([.G10]/[.A10])" office:value-type="float" office:value="0.0457018498367791">
            <text:p>0.05</text:p>
          </table:table-cell>
        </table:table-row>
        <table:table-row table:style-name="ro1">
          <table:table-cell office:value-type="float" office:value="21.7">
            <text:p>21.7</text:p>
          </table:table-cell>
          <table:table-cell table:formula="of:=([.A11]*0.005+0.1)" office:value-type="float" office:value="0.2085">
            <text:p>0.2085</text:p>
          </table:table-cell>
          <table:table-cell office:value-type="float" office:value="1.96">
            <text:p>1.96</text:p>
          </table:table-cell>
          <table:table-cell table:formula="of:=([.A11]*100/1100)" office:value-type="float" office:value="1.97272727272727">
            <text:p>1.97</text:p>
          </table:table-cell>
          <table:table-cell table:formula="of:=([.B11]/11)" office:value-type="float" office:value="0.0189545454545455">
            <text:p>0.02</text:p>
          </table:table-cell>
          <table:table-cell office:value-type="float" office:value="21.66">
            <text:p>21.66</text:p>
          </table:table-cell>
          <table:table-cell table:formula="of:=(ABS( [.F11]-[.A11]) )" office:value-type="float" office:value="0.0399999999999991">
            <text:p>0.04</text:p>
          </table:table-cell>
          <table:table-cell table:formula="of:=([.G11]/[.A11])" office:value-type="float" office:value="0.00184331797235019">
            <text:p>0.00</text:p>
          </table:table-cell>
        </table:table-row>
        <table:table-row table:style-name="ro1">
          <table:table-cell office:value-type="float" office:value="22.8">
            <text:p>22.8</text:p>
          </table:table-cell>
          <table:table-cell table:formula="of:=([.A12]*0.005+0.1)" office:value-type="float" office:value="0.214">
            <text:p>0.214</text:p>
          </table:table-cell>
          <table:table-cell office:value-type="float" office:value="2.07">
            <text:p>2.07</text:p>
          </table:table-cell>
          <table:table-cell table:formula="of:=([.A12]*100/1100)" office:value-type="float" office:value="2.07272727272727">
            <text:p>2.07</text:p>
          </table:table-cell>
          <table:table-cell table:formula="of:=([.B12]/11)" office:value-type="float" office:value="0.0194545454545455">
            <text:p>0.02</text:p>
          </table:table-cell>
          <table:table-cell office:value-type="float" office:value="22.7">
            <text:p>22.7</text:p>
          </table:table-cell>
          <table:table-cell table:formula="of:=(ABS( [.F12]-[.A12]) )" office:value-type="float" office:value="0.100000000000001">
            <text:p>0.1</text:p>
          </table:table-cell>
          <table:table-cell table:formula="of:=([.G12]/[.A12])" office:value-type="float" office:value="0.00438596491228076">
            <text:p>0.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13]*0.005+0.1)" office:value-type="float" office:value="0.22">
            <text:p>0.22</text:p>
          </table:table-cell>
          <table:table-cell office:value-type="float" office:value="2.17">
            <text:p>2.17</text:p>
          </table:table-cell>
          <table:table-cell table:formula="of:=([.A13]*100/1100)" office:value-type="float" office:value="2.18181818181818">
            <text:p>2.18</text:p>
          </table:table-cell>
          <table:table-cell table:formula="of:=([.B13]/11)" office:value-type="float" office:value="0.02">
            <text:p>0.02</text:p>
          </table:table-cell>
          <table:table-cell office:value-type="float" office:value="24">
            <text:p>24</text:p>
          </table:table-cell>
          <table:table-cell table:formula="of:=(ABS( [.F13]-[.A13]) )" office:value-type="float" office:value="0">
            <text:p>0</text:p>
          </table:table-cell>
          <table:table-cell table:formula="of:=([.G13]/[.A13])" office:value-type="float" office:value="0">
            <text:p>0.00</text:p>
          </table:table-cell>
        </table:table-row>
        <table:table-row table:style-name="ro1">
          <table:table-cell office:value-type="float" office:value="25.3">
            <text:p>25.3</text:p>
          </table:table-cell>
          <table:table-cell table:formula="of:=([.A14]*0.005+0.1)" office:value-type="float" office:value="0.2265">
            <text:p>0.2265</text:p>
          </table:table-cell>
          <table:table-cell office:value-type="float" office:value="2.3">
            <text:p>2.3</text:p>
          </table:table-cell>
          <table:table-cell table:formula="of:=([.A14]*100/1100)" office:value-type="float" office:value="2.3">
            <text:p>2.30</text:p>
          </table:table-cell>
          <table:table-cell table:formula="of:=([.B14]/11)" office:value-type="float" office:value="0.0205909090909091">
            <text:p>0.02</text:p>
          </table:table-cell>
          <table:table-cell office:value-type="float" office:value="25.26">
            <text:p>25.26</text:p>
          </table:table-cell>
          <table:table-cell table:formula="of:=(ABS( [.F14]-[.A14]) )" office:value-type="float" office:value="0.0399999999999991">
            <text:p>0.04</text:p>
          </table:table-cell>
          <table:table-cell table:formula="of:=([.G14]/[.A14])" office:value-type="float" office:value="0.00158102766798416">
            <text:p>0.00</text:p>
          </table:table-cell>
        </table:table-row>
        <table:table-row table:style-name="ro1">
          <table:table-cell office:value-type="float" office:value="26.5">
            <text:p>26.5</text:p>
          </table:table-cell>
          <table:table-cell table:formula="of:=([.A15]*0.005+0.1)" office:value-type="float" office:value="0.2325">
            <text:p>0.2325</text:p>
          </table:table-cell>
          <table:table-cell office:value-type="float" office:value="2.41">
            <text:p>2.41</text:p>
          </table:table-cell>
          <table:table-cell table:formula="of:=([.A15]*100/1100)" office:value-type="float" office:value="2.40909090909091">
            <text:p>2.41</text:p>
          </table:table-cell>
          <table:table-cell table:formula="of:=([.B15]/11)" office:value-type="float" office:value="0.0211363636363636">
            <text:p>0.02</text:p>
          </table:table-cell>
          <table:table-cell office:value-type="float" office:value="26.57">
            <text:p>26.57</text:p>
          </table:table-cell>
          <table:table-cell table:formula="of:=(ABS( [.F15]-[.A15]) )" office:value-type="float" office:value="0.0700000000000003">
            <text:p>0.07</text:p>
          </table:table-cell>
          <table:table-cell table:formula="of:=([.G15]/[.A15])" office:value-type="float" office:value="0.00264150943396227">
            <text:p>0.00</text:p>
          </table:table-cell>
        </table:table-row>
        <table:table-row table:style-name="ro1">
          <table:table-cell office:value-type="float" office:value="27.5">
            <text:p>27.5</text:p>
          </table:table-cell>
          <table:table-cell table:formula="of:=([.A16]*0.005+0.1)" office:value-type="float" office:value="0.2375">
            <text:p>0.2375</text:p>
          </table:table-cell>
          <table:table-cell office:value-type="float" office:value="2.5">
            <text:p>2.5</text:p>
          </table:table-cell>
          <table:table-cell table:formula="of:=([.A16]*100/1100)" office:value-type="float" office:value="2.5">
            <text:p>2.50</text:p>
          </table:table-cell>
          <table:table-cell table:formula="of:=([.B16]/11)" office:value-type="float" office:value="0.0215909090909091">
            <text:p>0.02</text:p>
          </table:table-cell>
          <table:table-cell office:value-type="float" office:value="27.46">
            <text:p>27.46</text:p>
          </table:table-cell>
          <table:table-cell table:formula="of:=(ABS( [.F16]-[.A16]) )" office:value-type="float" office:value="0.0399999999999991">
            <text:p>0.04</text:p>
          </table:table-cell>
          <table:table-cell table:formula="of:=([.G16]/[.A16])" office:value-type="float" office:value="0.00145454545454542">
            <text:p>0.00</text:p>
          </table:table-cell>
        </table:table-row>
        <table:table-row table:style-name="ro1">
          <table:table-cell office:value-type="float" office:value="30.4">
            <text:p>30.4</text:p>
          </table:table-cell>
          <table:table-cell table:formula="of:=([.A17]*0.005+0.1)" office:value-type="float" office:value="0.252">
            <text:p>0.252</text:p>
          </table:table-cell>
          <table:table-cell office:value-type="float" office:value="2.76">
            <text:p>2.76</text:p>
          </table:table-cell>
          <table:table-cell table:formula="of:=([.A17]*100/1100)" office:value-type="float" office:value="2.76363636363636">
            <text:p>2.76</text:p>
          </table:table-cell>
          <table:table-cell table:formula="of:=([.B17]/11)" office:value-type="float" office:value="0.0229090909090909">
            <text:p>0.02</text:p>
          </table:table-cell>
          <table:table-cell office:value-type="float" office:value="30.36">
            <text:p>30.36</text:p>
          </table:table-cell>
          <table:table-cell table:formula="of:=(ABS( [.F17]-[.A17]) )" office:value-type="float" office:value="0.0399999999999991">
            <text:p>0.04</text:p>
          </table:table-cell>
          <table:table-cell table:formula="of:=([.G17]/[.A17])" office:value-type="float" office:value="0.00131578947368418">
            <text:p>0.00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o </meta:initial-creator>
    <meta:creation-date>2014-11-11T01:11:45</meta:creation-date>
    <dc:date>2014-11-21T00:36:17</dc:date>
    <dc:creator>neo </dc:creator>
    <meta:editing-duration>PT1H2M45S</meta:editing-duration>
    <meta:editing-cycles>18</meta:editing-cycles>
    <meta:generator>LibreOffice/3.5$Linux_X86_64 LibreOffice_project/350m1$Build-2</meta:generator>
    <meta:document-statistic meta:table-count="3" meta:cell-count="4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false" chart:interval-major="2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Corriente.H2:Corriente.H23" chart:error-lower-range="Corriente.H2:Corriente.H2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Corriente.D2:Corriente.D23" chart:error-lower-range="Corriente.D2:Corriente.D23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scatter" chart:column-mapping="0 2 1" chart:style-name="ch1">
        <chart:title svg:x="5.933cm" svg:y="0.315cm" chart:style-name="ch2">
          <text:p>Corriente vs Tensión</text:p>
        </chart:title>
        <chart:legend chart:legend-position="end" svg:x="13.998cm" svg:y="3.948cm" style:legend-expansion="high" chart:style-name="ch3"/>
        <chart:plot-area chart:style-name="ch4" table:cell-range-address="Corriente.A2:Corriente.A23 Corriente.G1:Corriente.G23 Corriente.C1:Corriente.C23" chart:data-source-has-labels="row" svg:x="1.331cm" svg:y="1.631cm" svg:width="12.027cm" svg:height="6.201cm">
          <chartooo:coordinate-region svg:x="2.138cm" svg:y="1.83cm" svg:width="11.033cm" svg:height="5.355cm"/>
          <chart:axis chart:dimension="x" chart:name="primary-x" chart:style-name="ch5">
            <chart:title svg:x="6.48cm" svg:y="8.011cm" chart:style-name="ch6">
              <text:p>Tensión [V]</text:p>
            </chart:title>
          </chart:axis>
          <chart:axis chart:dimension="y" chart:name="primary-y" chart:style-name="ch7">
            <chart:title svg:x="0.451cm" svg:y="5.82cm" chart:style-name="ch8">
              <text:p>Corriente [mA]</text:p>
            </chart:title>
            <chart:grid chart:style-name="ch9" chart:class="major"/>
          </chart:axis>
          <chart:series chart:style-name="ch10" chart:values-cell-range-address="Corriente.G2:Corriente.G23" chart:label-cell-address="Corriente.G1:Corriente.G1" chart:class="chart:scatter">
            <chart:domain table:cell-range-address="Corriente.A2:Corriente.A23"/>
            <chart:error-indicator chart:style-name="ch11" chart:dimension="y"/>
            <chart:data-point chart:repeated="22"/>
          </chart:series>
          <chart:series chart:style-name="ch12" chart:values-cell-range-address="Corriente.C2:Corriente.C23" chart:label-cell-address="Corriente.C1:Corriente.C1" chart:class="chart:scatter">
            <chart:error-indicator chart:style-name="ch11" chart:dimension="y"/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bar</text:p>
                <draw:g>
                  <svg:desc>Corriente.G1:Corriente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I dot</text:p>
                <draw:g>
                  <svg:desc>Corriente.C1:Corriente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Corriente.A2:Corriente.A23</svg:desc>
                </draw:g>
              </table:table-cell>
              <table:table-cell office:value-type="float" office:value="10.3">
                <text:p>10.3</text:p>
                <draw:g>
                  <svg:desc>Corriente.G2:Corriente.G23</svg:desc>
                </draw:g>
              </table:table-cell>
              <table:table-cell office:value-type="float" office:value="0.4236">
                <text:p>0.4236</text:p>
                <draw:g>
                  <svg:desc>Corriente.H2:Corriente.H23</svg:desc>
                </draw:g>
              </table:table-cell>
              <table:table-cell office:value-type="float" office:value="0.4236">
                <text:p>0.4236</text:p>
                <draw:g>
                  <svg:desc>Corriente.H2:Corriente.H23</svg:desc>
                </draw:g>
              </table:table-cell>
              <table:table-cell office:value-type="float" office:value="10.2">
                <text:p>10.2</text:p>
                <draw:g>
                  <svg:desc>Corriente.C2:Corriente.C23</svg:desc>
                </draw:g>
              </table:table-cell>
              <table:table-cell office:value-type="float" office:value="0.2224">
                <text:p>0.2224</text:p>
                <draw:g>
                  <svg:desc>Corriente.D2:Corriente.D23</svg:desc>
                </draw:g>
              </table:table-cell>
              <table:table-cell office:value-type="float" office:value="0.2224">
                <text:p>0.2224</text:p>
                <draw:g>
                  <svg:desc>Corriente.D2:Corriente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">
                <text:p>1.29</text:p>
              </table:table-cell>
              <table:table-cell office:value-type="float" office:value="10.3">
                <text:p>10.3</text:p>
              </table:table-cell>
              <table:table-cell office:value-type="float" office:value="0.4236">
                <text:p>0.4236</text:p>
              </table:table-cell>
              <table:table-cell office:value-type="float" office:value="0.4236">
                <text:p>0.4236</text:p>
              </table:table-cell>
              <table:table-cell office:value-type="float" office:value="10.2">
                <text:p>10.2</text:p>
              </table:table-cell>
              <table:table-cell office:value-type="float" office:value="0.2224">
                <text:p>0.2224</text:p>
              </table:table-cell>
              <table:table-cell office:value-type="float" office:value="0.2224">
                <text:p>0.2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4.5">
                <text:p>24.5</text:p>
              </table:table-cell>
              <table:table-cell office:value-type="float" office:value="0.594">
                <text:p>0.594</text:p>
              </table:table-cell>
              <table:table-cell office:value-type="float" office:value="0.594">
                <text:p>0.594</text:p>
              </table:table-cell>
              <table:table-cell office:value-type="float" office:value="24.3">
                <text:p>24.3</text:p>
              </table:table-cell>
              <table:table-cell office:value-type="float" office:value="0.3916">
                <text:p>0.3916</text:p>
              </table:table-cell>
              <table:table-cell office:value-type="float" office:value="0.3916">
                <text:p>0.3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2">
                <text:p>3.82</text:p>
              </table:table-cell>
              <table:table-cell office:value-type="float" office:value="24.5">
                <text:p>24.5</text:p>
              </table:table-cell>
              <table:table-cell office:value-type="float" office:value="0.594">
                <text:p>0.594</text:p>
              </table:table-cell>
              <table:table-cell office:value-type="float" office:value="0.594">
                <text:p>0.594</text:p>
              </table:table-cell>
              <table:table-cell office:value-type="float" office:value="24.4">
                <text:p>24.4</text:p>
              </table:table-cell>
              <table:table-cell office:value-type="float" office:value="0.3928">
                <text:p>0.3928</text:p>
              </table:table-cell>
              <table:table-cell office:value-type="float" office:value="0.3928">
                <text:p>0.3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8">
                <text:p>5.08</text:p>
              </table:table-cell>
              <table:table-cell office:value-type="float" office:value="38.5">
                <text:p>38.5</text:p>
              </table:table-cell>
              <table:table-cell office:value-type="float" office:value="0.762">
                <text:p>0.762</text:p>
              </table:table-cell>
              <table:table-cell office:value-type="float" office:value="0.762">
                <text:p>0.762</text:p>
              </table:table-cell>
              <table:table-cell office:value-type="float" office:value="24.3">
                <text:p>24.3</text:p>
              </table:table-cell>
              <table:table-cell office:value-type="float" office:value="0.3916">
                <text:p>0.3916</text:p>
              </table:table-cell>
              <table:table-cell office:value-type="float" office:value="0.3916">
                <text:p>0.3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8">
                <text:p>6.78</text:p>
              </table:table-cell>
              <table:table-cell office:value-type="float" office:value="38.5">
                <text:p>38.5</text:p>
              </table:table-cell>
              <table:table-cell office:value-type="float" office:value="0.762">
                <text:p>0.762</text:p>
              </table:table-cell>
              <table:table-cell office:value-type="float" office:value="0.762">
                <text:p>0.762</text:p>
              </table:table-cell>
              <table:table-cell office:value-type="float" office:value="24.3">
                <text:p>24.3</text:p>
              </table:table-cell>
              <table:table-cell office:value-type="float" office:value="0.3916">
                <text:p>0.3916</text:p>
              </table:table-cell>
              <table:table-cell office:value-type="float" office:value="0.3916">
                <text:p>0.3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51.8">
                <text:p>51.8</text:p>
              </table:table-cell>
              <table:table-cell office:value-type="float" office:value="0.9216">
                <text:p>0.9216</text:p>
              </table:table-cell>
              <table:table-cell office:value-type="float" office:value="0.9216">
                <text:p>0.9216</text:p>
              </table:table-cell>
              <table:table-cell office:value-type="float" office:value="23.7">
                <text:p>23.7</text:p>
              </table:table-cell>
              <table:table-cell office:value-type="float" office:value="0.3844">
                <text:p>0.3844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5">
                <text:p>8.85</text:p>
              </table:table-cell>
              <table:table-cell office:value-type="float" office:value="51.8">
                <text:p>51.8</text:p>
              </table:table-cell>
              <table:table-cell office:value-type="float" office:value="0.9216">
                <text:p>0.9216</text:p>
              </table:table-cell>
              <table:table-cell office:value-type="float" office:value="0.9216">
                <text:p>0.9216</text:p>
              </table:table-cell>
              <table:table-cell office:value-type="float" office:value="23.8">
                <text:p>23.8</text:p>
              </table:table-cell>
              <table:table-cell office:value-type="float" office:value="0.3856">
                <text:p>0.3856</text:p>
              </table:table-cell>
              <table:table-cell office:value-type="float" office:value="0.3856">
                <text:p>0.3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1">
                <text:p>10.61</text:p>
              </table:table-cell>
              <table:table-cell office:value-type="float" office:value="65.7">
                <text:p>65.7</text:p>
              </table:table-cell>
              <table:table-cell office:value-type="float" office:value="1.0884">
                <text:p>1.0884</text:p>
              </table:table-cell>
              <table:table-cell office:value-type="float" office:value="1.0884">
                <text:p>1.0884</text:p>
              </table:table-cell>
              <table:table-cell office:value-type="float" office:value="24.5">
                <text:p>24.5</text:p>
              </table:table-cell>
              <table:table-cell office:value-type="float" office:value="0.394">
                <text:p>0.394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3">
                <text:p>11.83</text:p>
              </table:table-cell>
              <table:table-cell office:value-type="float" office:value="65.7">
                <text:p>65.7</text:p>
              </table:table-cell>
              <table:table-cell office:value-type="float" office:value="1.0884">
                <text:p>1.0884</text:p>
              </table:table-cell>
              <table:table-cell office:value-type="float" office:value="1.0884">
                <text:p>1.0884</text:p>
              </table:table-cell>
              <table:table-cell office:value-type="float" office:value="24.4">
                <text:p>24.4</text:p>
              </table:table-cell>
              <table:table-cell office:value-type="float" office:value="0.3928">
                <text:p>0.3928</text:p>
              </table:table-cell>
              <table:table-cell office:value-type="float" office:value="0.3928">
                <text:p>0.3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4">
                <text:p>12.64</text:p>
              </table:table-cell>
              <table:table-cell office:value-type="float" office:value="79.6">
                <text:p>79.6</text:p>
              </table:table-cell>
              <table:table-cell office:value-type="float" office:value="1.2552">
                <text:p>1.2552</text:p>
              </table:table-cell>
              <table:table-cell office:value-type="float" office:value="1.2552">
                <text:p>1.2552</text:p>
              </table:table-cell>
              <table:table-cell office:value-type="float" office:value="24.4">
                <text:p>24.4</text:p>
              </table:table-cell>
              <table:table-cell office:value-type="float" office:value="0.3928">
                <text:p>0.3928</text:p>
              </table:table-cell>
              <table:table-cell office:value-type="float" office:value="0.3928">
                <text:p>0.3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1">
                <text:p>13.81</text:p>
              </table:table-cell>
              <table:table-cell office:value-type="float" office:value="79.6">
                <text:p>79.6</text:p>
              </table:table-cell>
              <table:table-cell office:value-type="float" office:value="1.2552">
                <text:p>1.2552</text:p>
              </table:table-cell>
              <table:table-cell office:value-type="float" office:value="1.2552">
                <text:p>1.2552</text:p>
              </table:table-cell>
              <table:table-cell office:value-type="float" office:value="24.4">
                <text:p>24.4</text:p>
              </table:table-cell>
              <table:table-cell office:value-type="float" office:value="0.3928">
                <text:p>0.3928</text:p>
              </table:table-cell>
              <table:table-cell office:value-type="float" office:value="0.3928">
                <text:p>0.3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8">
                <text:p>15.08</text:p>
              </table:table-cell>
              <table:table-cell office:value-type="float" office:value="93.4">
                <text:p>93.4</text:p>
              </table:table-cell>
              <table:table-cell office:value-type="float" office:value="1.4208">
                <text:p>1.4208</text:p>
              </table:table-cell>
              <table:table-cell office:value-type="float" office:value="1.4208">
                <text:p>1.4208</text:p>
              </table:table-cell>
              <table:table-cell office:value-type="float" office:value="24.1">
                <text:p>24.1</text:p>
              </table:table-cell>
              <table:table-cell office:value-type="float" office:value="0.3892">
                <text:p>0.3892</text:p>
              </table:table-cell>
              <table:table-cell office:value-type="float" office:value="0.3892">
                <text:p>0.3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75">
                <text:p>16.75</text:p>
              </table:table-cell>
              <table:table-cell office:value-type="float" office:value="93.4">
                <text:p>93.4</text:p>
              </table:table-cell>
              <table:table-cell office:value-type="float" office:value="1.4208">
                <text:p>1.4208</text:p>
              </table:table-cell>
              <table:table-cell office:value-type="float" office:value="1.4208">
                <text:p>1.4208</text:p>
              </table:table-cell>
              <table:table-cell office:value-type="float" office:value="24.1">
                <text:p>24.1</text:p>
              </table:table-cell>
              <table:table-cell office:value-type="float" office:value="0.3892">
                <text:p>0.3892</text:p>
              </table:table-cell>
              <table:table-cell office:value-type="float" office:value="0.3892">
                <text:p>0.3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63">
                <text:p>17.63</text:p>
              </table:table-cell>
              <table:table-cell office:value-type="float" office:value="107.3">
                <text:p>107.3</text:p>
              </table:table-cell>
              <table:table-cell office:value-type="float" office:value="1.5876">
                <text:p>1.5876</text:p>
              </table:table-cell>
              <table:table-cell office:value-type="float" office:value="1.5876">
                <text:p>1.5876</text:p>
              </table:table-cell>
              <table:table-cell office:value-type="float" office:value="24">
                <text:p>24</text:p>
              </table:table-cell>
              <table:table-cell office:value-type="float" office:value="0.388">
                <text:p>0.388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75">
                <text:p>18.75</text:p>
              </table:table-cell>
              <table:table-cell office:value-type="float" office:value="107.3">
                <text:p>107.3</text:p>
              </table:table-cell>
              <table:table-cell office:value-type="float" office:value="1.5876">
                <text:p>1.5876</text:p>
              </table:table-cell>
              <table:table-cell office:value-type="float" office:value="1.5876">
                <text:p>1.5876</text:p>
              </table:table-cell>
              <table:table-cell office:value-type="float" office:value="24">
                <text:p>24</text:p>
              </table:table-cell>
              <table:table-cell office:value-type="float" office:value="0.388">
                <text:p>0.388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20.4">
                <text:p>120.4</text:p>
              </table:table-cell>
              <table:table-cell office:value-type="float" office:value="1.7448">
                <text:p>1.7448</text:p>
              </table:table-cell>
              <table:table-cell office:value-type="float" office:value="1.7448">
                <text:p>1.7448</text:p>
              </table:table-cell>
              <table:table-cell office:value-type="float" office:value="23.7">
                <text:p>23.7</text:p>
              </table:table-cell>
              <table:table-cell office:value-type="float" office:value="0.3844">
                <text:p>0.3844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3">
                <text:p>21.3</text:p>
              </table:table-cell>
              <table:table-cell office:value-type="float" office:value="120.5">
                <text:p>120.5</text:p>
              </table:table-cell>
              <table:table-cell office:value-type="float" office:value="1.746">
                <text:p>1.746</text:p>
              </table:table-cell>
              <table:table-cell office:value-type="float" office:value="1.746">
                <text:p>1.746</text:p>
              </table:table-cell>
              <table:table-cell office:value-type="float" office:value="23.7">
                <text:p>23.7</text:p>
              </table:table-cell>
              <table:table-cell office:value-type="float" office:value="0.3844">
                <text:p>0.3844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5">
                <text:p>22.5</text:p>
              </table:table-cell>
              <table:table-cell office:value-type="float" office:value="133">
                <text:p>133</text:p>
              </table:table-cell>
              <table:table-cell office:value-type="float" office:value="1.896">
                <text:p>1.896</text:p>
              </table:table-cell>
              <table:table-cell office:value-type="float" office:value="1.896">
                <text:p>1.896</text:p>
              </table:table-cell>
              <table:table-cell office:value-type="float" office:value="23.9">
                <text:p>23.9</text:p>
              </table:table-cell>
              <table:table-cell office:value-type="float" office:value="0.3868">
                <text:p>0.3868</text:p>
              </table:table-cell>
              <table:table-cell office:value-type="float" office:value="0.3868">
                <text:p>0.3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7">
                <text:p>23.7</text:p>
              </table:table-cell>
              <table:table-cell office:value-type="float" office:value="133.1">
                <text:p>133.1</text:p>
              </table:table-cell>
              <table:table-cell office:value-type="float" office:value="1.8972">
                <text:p>1.8972</text:p>
              </table:table-cell>
              <table:table-cell office:value-type="float" office:value="1.8972">
                <text:p>1.8972</text:p>
              </table:table-cell>
              <table:table-cell office:value-type="float" office:value="23.9">
                <text:p>23.9</text:p>
              </table:table-cell>
              <table:table-cell office:value-type="float" office:value="0.3868">
                <text:p>0.3868</text:p>
              </table:table-cell>
              <table:table-cell office:value-type="float" office:value="0.3868">
                <text:p>0.3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45">
                <text:p>145</text:p>
              </table:table-cell>
              <table:table-cell office:value-type="float" office:value="2.04">
                <text:p>2.04</text:p>
              </table:table-cell>
              <table:table-cell office:value-type="float" office:value="2.04">
                <text:p>2.04</text:p>
              </table:table-cell>
              <table:table-cell office:value-type="float" office:value="24">
                <text:p>24</text:p>
              </table:table-cell>
              <table:table-cell office:value-type="float" office:value="0.388">
                <text:p>0.388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4">
                <text:p>26.4</text:p>
              </table:table-cell>
              <table:table-cell office:value-type="float" office:value="145.2">
                <text:p>145.2</text:p>
              </table:table-cell>
              <table:table-cell office:value-type="float" office:value="2.0424">
                <text:p>2.0424</text:p>
              </table:table-cell>
              <table:table-cell office:value-type="float" office:value="2.0424">
                <text:p>2.0424</text:p>
              </table:table-cell>
              <table:table-cell office:value-type="float" office:value="24">
                <text:p>24</text:p>
              </table:table-cell>
              <table:table-cell office:value-type="float" office:value="0.388">
                <text:p>0.388</text:p>
              </table:table-cell>
              <table:table-cell office:value-type="float" office:value="0.388">
                <text:p>0.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Corriente.F2:Corriente.F23" chart:error-lower-range="Corriente.F2:Corriente.F2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chart-properties chart:solid-type="cuboid" chart:symbol-type="named-symbol" chart:symbol-name="square" chart:symbol-width="0.25cm" chart:symbol-height="0.25cm" chart:data-label-number="value" chart:data-label-text="false" chart:data-label-symbol="false"/>
    </style:style>
    <style:style style:name="ch12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Corriente.J2:Corriente.J23" chart:error-lower-range="Corriente.J2:Corriente.J23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86cm" svg:height="9.339cm" xlink:href=".." xlink:type="simple" chart:class="chart:scatter" chart:style-name="ch1">
        <chart:title svg:x="6.878cm" svg:y="0.322cm" chart:style-name="ch2">
          <text:p>Potencia vs Tensión</text:p>
        </chart:title>
        <chart:legend chart:legend-position="end" svg:x="15.331cm" svg:y="4.121cm" style:legend-expansion="high" chart:style-name="ch3"/>
        <chart:plot-area chart:style-name="ch4" table:cell-range-address="Corriente.A2:Corriente.A23 Corriente.E1:Corriente.E23 Corriente.I1:Corriente.I23" chart:data-source-has-labels="row" svg:x="1.366cm" svg:y="1.659cm" svg:width="13.255cm" svg:height="6.513cm">
          <chartooo:coordinate-region svg:x="2.358cm" svg:y="1.859cm" svg:width="12.076cm" svg:height="5.666cm"/>
          <chart:axis chart:dimension="x" chart:name="primary-x" chart:style-name="ch5">
            <chart:title svg:x="7.129cm" svg:y="8.358cm" chart:style-name="ch6">
              <text:p>Tensión [V]</text:p>
            </chart:title>
          </chart:axis>
          <chart:axis chart:dimension="y" chart:name="primary-y" chart:style-name="ch5">
            <chart:title svg:x="0.451cm" svg:y="6.017cm" chart:style-name="ch7">
              <text:p>Potencia [mW]</text:p>
            </chart:title>
            <chart:grid chart:style-name="ch8" chart:class="major"/>
          </chart:axis>
          <chart:series chart:style-name="ch9" chart:values-cell-range-address="Corriente.E2:Corriente.E23" chart:label-cell-address="Corriente.E1:Corriente.E1" chart:class="chart:scatter">
            <chart:domain table:cell-range-address="Corriente.A2:Corriente.A23"/>
            <chart:error-indicator chart:style-name="ch10" chart:dimension="y"/>
            <chart:data-point chart:repeated="3"/>
            <chart:data-point chart:style-name="ch11"/>
            <chart:data-point chart:repeated="18"/>
          </chart:series>
          <chart:series chart:style-name="ch12" chart:values-cell-range-address="Corriente.I2:Corriente.I23" chart:label-cell-address="Corriente.I1:Corriente.I1" chart:class="chart:scatter">
            <chart:error-indicator chart:style-name="ch10" chart:dimension="y"/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t dot</text:p>
                <draw:g>
                  <svg:desc>Corriente.E1:Corriente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Pot bar</text:p>
                <draw:g>
                  <svg:desc>Corriente.I1:Corriente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Corriente.A2:Corriente.A23</svg:desc>
                </draw:g>
              </table:table-cell>
              <table:table-cell office:value-type="float" office:value="4.08">
                <text:p>4.08</text:p>
                <draw:g>
                  <svg:desc>Corriente.E2:Corriente.E23</svg:desc>
                </draw:g>
              </table:table-cell>
              <table:table-cell office:value-type="float" office:value="0.21136">
                <text:p>0.21136</text:p>
                <draw:g>
                  <svg:desc>Corriente.F2:Corriente.F23</svg:desc>
                </draw:g>
              </table:table-cell>
              <table:table-cell office:value-type="float" office:value="0.21136">
                <text:p>0.21136</text:p>
                <draw:g>
                  <svg:desc>Corriente.F2:Corriente.F23</svg:desc>
                </draw:g>
              </table:table-cell>
              <table:table-cell office:value-type="float" office:value="4.12">
                <text:p>4.12</text:p>
                <draw:g>
                  <svg:desc>Corriente.I2:Corriente.I23</svg:desc>
                </draw:g>
              </table:table-cell>
              <table:table-cell office:value-type="float" office:value="0.29304">
                <text:p>0.29304</text:p>
                <draw:g>
                  <svg:desc>Corriente.J2:Corriente.J23</svg:desc>
                </draw:g>
              </table:table-cell>
              <table:table-cell office:value-type="float" office:value="0.29304">
                <text:p>0.29304</text:p>
                <draw:g>
                  <svg:desc>Corriente.J2:Corriente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">
                <text:p>1.29</text:p>
              </table:table-cell>
              <table:table-cell office:value-type="float" office:value="13.158">
                <text:p>13.158</text:p>
              </table:table-cell>
              <table:table-cell office:value-type="float" office:value="0.454686">
                <text:p>0.454686</text:p>
              </table:table-cell>
              <table:table-cell office:value-type="float" office:value="0.454686">
                <text:p>0.454686</text:p>
              </table:table-cell>
              <table:table-cell office:value-type="float" office:value="13.287">
                <text:p>13.287</text:p>
              </table:table-cell>
              <table:table-cell office:value-type="float" office:value="0.715879">
                <text:p>0.715879</text:p>
              </table:table-cell>
              <table:table-cell office:value-type="float" office:value="0.715879">
                <text:p>0.715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60.75">
                <text:p>60.75</text:p>
              </table:table-cell>
              <table:table-cell office:value-type="float" office:value="1.52575">
                <text:p>1.52575</text:p>
              </table:table-cell>
              <table:table-cell office:value-type="float" office:value="1.52575">
                <text:p>1.52575</text:p>
              </table:table-cell>
              <table:table-cell office:value-type="float" office:value="61.25">
                <text:p>61.25</text:p>
              </table:table-cell>
              <table:table-cell office:value-type="float" office:value="2.03625">
                <text:p>2.03625</text:p>
              </table:table-cell>
              <table:table-cell office:value-type="float" office:value="2.03625">
                <text:p>2.03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2">
                <text:p>3.82</text:p>
              </table:table-cell>
              <table:table-cell office:value-type="float" office:value="93.208">
                <text:p>93.208</text:p>
              </table:table-cell>
              <table:table-cell office:value-type="float" office:value="2.210536">
                <text:p>2.210536</text:p>
              </table:table-cell>
              <table:table-cell office:value-type="float" office:value="2.210536">
                <text:p>2.210536</text:p>
              </table:table-cell>
              <table:table-cell office:value-type="float" office:value="93.59">
                <text:p>93.59</text:p>
              </table:table-cell>
              <table:table-cell office:value-type="float" office:value="2.98203">
                <text:p>2.98203</text:p>
              </table:table-cell>
              <table:table-cell office:value-type="float" office:value="2.98203">
                <text:p>2.98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8">
                <text:p>5.08</text:p>
              </table:table-cell>
              <table:table-cell office:value-type="float" office:value="123.444">
                <text:p>123.444</text:p>
              </table:table-cell>
              <table:table-cell office:value-type="float" office:value="2.849548">
                <text:p>2.849548</text:p>
              </table:table-cell>
              <table:table-cell office:value-type="float" office:value="2.849548">
                <text:p>2.849548</text:p>
              </table:table-cell>
              <table:table-cell office:value-type="float" office:value="195.58">
                <text:p>195.58</text:p>
              </table:table-cell>
              <table:table-cell office:value-type="float" office:value="5.23386">
                <text:p>5.23386</text:p>
              </table:table-cell>
              <table:table-cell office:value-type="float" office:value="5.23386">
                <text:p>5.23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8">
                <text:p>6.78</text:p>
              </table:table-cell>
              <table:table-cell office:value-type="float" office:value="164.754">
                <text:p>164.754</text:p>
              </table:table-cell>
              <table:table-cell office:value-type="float" office:value="3.721818">
                <text:p>3.721818</text:p>
              </table:table-cell>
              <table:table-cell office:value-type="float" office:value="3.721818">
                <text:p>3.721818</text:p>
              </table:table-cell>
              <table:table-cell office:value-type="float" office:value="261.03">
                <text:p>261.03</text:p>
              </table:table-cell>
              <table:table-cell office:value-type="float" office:value="6.85651">
                <text:p>6.85651</text:p>
              </table:table-cell>
              <table:table-cell office:value-type="float" office:value="6.85651">
                <text:p>6.85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77.75">
                <text:p>177.75</text:p>
              </table:table-cell>
              <table:table-cell office:value-type="float" office:value="4.00875">
                <text:p>4.00875</text:p>
              </table:table-cell>
              <table:table-cell office:value-type="float" office:value="4.00875">
                <text:p>4.00875</text:p>
              </table:table-cell>
              <table:table-cell office:value-type="float" office:value="388.5">
                <text:p>388.5</text:p>
              </table:table-cell>
              <table:table-cell office:value-type="float" office:value="9.3725">
                <text:p>9.3725</text:p>
              </table:table-cell>
              <table:table-cell office:value-type="float" office:value="9.3725">
                <text:p>9.3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5">
                <text:p>8.85</text:p>
              </table:table-cell>
              <table:table-cell office:value-type="float" office:value="210.63">
                <text:p>210.63</text:p>
              </table:table-cell>
              <table:table-cell office:value-type="float" office:value="4.70371">
                <text:p>4.70371</text:p>
              </table:table-cell>
              <table:table-cell office:value-type="float" office:value="4.70371">
                <text:p>4.70371</text:p>
              </table:table-cell>
              <table:table-cell office:value-type="float" office:value="458.43">
                <text:p>458.43</text:p>
              </table:table-cell>
              <table:table-cell office:value-type="float" office:value="10.96631">
                <text:p>10.96631</text:p>
              </table:table-cell>
              <table:table-cell office:value-type="float" office:value="10.96631">
                <text:p>10.96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1">
                <text:p>10.61</text:p>
              </table:table-cell>
              <table:table-cell office:value-type="float" office:value="259.945">
                <text:p>259.945</text:p>
              </table:table-cell>
              <table:table-cell office:value-type="float" office:value="5.725065">
                <text:p>5.725065</text:p>
              </table:table-cell>
              <table:table-cell office:value-type="float" office:value="5.725065">
                <text:p>5.725065</text:p>
              </table:table-cell>
              <table:table-cell office:value-type="float" office:value="697.077">
                <text:p>697.077</text:p>
              </table:table-cell>
              <table:table-cell office:value-type="float" office:value="15.690309">
                <text:p>15.690309</text:p>
              </table:table-cell>
              <table:table-cell office:value-type="float" office:value="15.690309">
                <text:p>15.690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3">
                <text:p>11.83</text:p>
              </table:table-cell>
              <table:table-cell office:value-type="float" office:value="288.652">
                <text:p>288.652</text:p>
              </table:table-cell>
              <table:table-cell office:value-type="float" office:value="6.334084">
                <text:p>6.334084</text:p>
              </table:table-cell>
              <table:table-cell office:value-type="float" office:value="6.334084">
                <text:p>6.334084</text:p>
              </table:table-cell>
              <table:table-cell office:value-type="float" office:value="777.231">
                <text:p>777.231</text:p>
              </table:table-cell>
              <table:table-cell office:value-type="float" office:value="17.418927">
                <text:p>17.418927</text:p>
              </table:table-cell>
              <table:table-cell office:value-type="float" office:value="17.418927">
                <text:p>17.418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4">
                <text:p>12.64</text:p>
              </table:table-cell>
              <table:table-cell office:value-type="float" office:value="308.416">
                <text:p>308.416</text:p>
              </table:table-cell>
              <table:table-cell office:value-type="float" office:value="6.751072">
                <text:p>6.751072</text:p>
              </table:table-cell>
              <table:table-cell office:value-type="float" office:value="6.751072">
                <text:p>6.751072</text:p>
              </table:table-cell>
              <table:table-cell office:value-type="float" office:value="1006.144">
                <text:p>1006.144</text:p>
              </table:table-cell>
              <table:table-cell office:value-type="float" office:value="21.692448">
                <text:p>21.692448</text:p>
              </table:table-cell>
              <table:table-cell office:value-type="float" office:value="21.692448">
                <text:p>21.692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1">
                <text:p>13.81</text:p>
              </table:table-cell>
              <table:table-cell office:value-type="float" office:value="336.964">
                <text:p>336.964</text:p>
              </table:table-cell>
              <table:table-cell office:value-type="float" office:value="7.353388">
                <text:p>7.353388</text:p>
              </table:table-cell>
              <table:table-cell office:value-type="float" office:value="7.353388">
                <text:p>7.353388</text:p>
              </table:table-cell>
              <table:table-cell office:value-type="float" office:value="1099.276">
                <text:p>1099.276</text:p>
              </table:table-cell>
              <table:table-cell office:value-type="float" office:value="23.626692">
                <text:p>23.626692</text:p>
              </table:table-cell>
              <table:table-cell office:value-type="float" office:value="23.626692">
                <text:p>23.626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8">
                <text:p>15.08</text:p>
              </table:table-cell>
              <table:table-cell office:value-type="float" office:value="363.428">
                <text:p>363.428</text:p>
              </table:table-cell>
              <table:table-cell office:value-type="float" office:value="7.927276">
                <text:p>7.927276</text:p>
              </table:table-cell>
              <table:table-cell office:value-type="float" office:value="7.927276">
                <text:p>7.927276</text:p>
              </table:table-cell>
              <table:table-cell office:value-type="float" office:value="1408.472">
                <text:p>1408.472</text:p>
              </table:table-cell>
              <table:table-cell office:value-type="float" office:value="29.402024">
                <text:p>29.402024</text:p>
              </table:table-cell>
              <table:table-cell office:value-type="float" office:value="29.402024">
                <text:p>29.402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75">
                <text:p>16.75</text:p>
              </table:table-cell>
              <table:table-cell office:value-type="float" office:value="403.675">
                <text:p>403.675</text:p>
              </table:table-cell>
              <table:table-cell office:value-type="float" office:value="8.778475">
                <text:p>8.778475</text:p>
              </table:table-cell>
              <table:table-cell office:value-type="float" office:value="8.778475">
                <text:p>8.778475</text:p>
              </table:table-cell>
              <table:table-cell office:value-type="float" office:value="1564.45">
                <text:p>1564.45</text:p>
              </table:table-cell>
              <table:table-cell office:value-type="float" office:value="32.55465">
                <text:p>32.55465</text:p>
              </table:table-cell>
              <table:table-cell office:value-type="float" office:value="32.55465">
                <text:p>32.55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63">
                <text:p>17.63</text:p>
              </table:table-cell>
              <table:table-cell office:value-type="float" office:value="423.12">
                <text:p>423.12</text:p>
              </table:table-cell>
              <table:table-cell office:value-type="float" office:value="9.19604">
                <text:p>9.19604</text:p>
              </table:table-cell>
              <table:table-cell office:value-type="float" office:value="9.19604">
                <text:p>9.19604</text:p>
              </table:table-cell>
              <table:table-cell office:value-type="float" office:value="1891.699">
                <text:p>1891.699</text:p>
              </table:table-cell>
              <table:table-cell office:value-type="float" office:value="38.520883">
                <text:p>38.520883</text:p>
              </table:table-cell>
              <table:table-cell office:value-type="float" office:value="38.520883">
                <text:p>38.520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75">
                <text:p>18.75</text:p>
              </table:table-cell>
              <table:table-cell office:value-type="float" office:value="450">
                <text:p>450</text:p>
              </table:table-cell>
              <table:table-cell office:value-type="float" office:value="9.765">
                <text:p>9.765</text:p>
              </table:table-cell>
              <table:table-cell office:value-type="float" office:value="9.765">
                <text:p>9.765</text:p>
              </table:table-cell>
              <table:table-cell office:value-type="float" office:value="2011.875">
                <text:p>2011.875</text:p>
              </table:table-cell>
              <table:table-cell office:value-type="float" office:value="40.899875">
                <text:p>40.899875</text:p>
              </table:table-cell>
              <table:table-cell office:value-type="float" office:value="40.899875">
                <text:p>40.899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474">
                <text:p>474</text:p>
              </table:table-cell>
              <table:table-cell office:value-type="float" office:value="10.295">
                <text:p>10.295</text:p>
              </table:table-cell>
              <table:table-cell office:value-type="float" office:value="10.295">
                <text:p>10.295</text:p>
              </table:table-cell>
              <table:table-cell office:value-type="float" office:value="2408">
                <text:p>2408</text:p>
              </table:table-cell>
              <table:table-cell office:value-type="float" office:value="48.14">
                <text:p>48.14</text:p>
              </table:table-cell>
              <table:table-cell office:value-type="float" office:value="48.14">
                <text:p>48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3">
                <text:p>21.3</text:p>
              </table:table-cell>
              <table:table-cell office:value-type="float" office:value="504.81">
                <text:p>504.81</text:p>
              </table:table-cell>
              <table:table-cell office:value-type="float" office:value="10.94877">
                <text:p>10.94877</text:p>
              </table:table-cell>
              <table:table-cell office:value-type="float" office:value="10.94877">
                <text:p>10.94877</text:p>
              </table:table-cell>
              <table:table-cell office:value-type="float" office:value="2566.65">
                <text:p>2566.65</text:p>
              </table:table-cell>
              <table:table-cell office:value-type="float" office:value="51.22805">
                <text:p>51.22805</text:p>
              </table:table-cell>
              <table:table-cell office:value-type="float" office:value="51.22805">
                <text:p>51.22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5">
                <text:p>22.5</text:p>
              </table:table-cell>
              <table:table-cell office:value-type="float" office:value="537.75">
                <text:p>537.75</text:p>
              </table:table-cell>
              <table:table-cell office:value-type="float" office:value="11.63075">
                <text:p>11.63075</text:p>
              </table:table-cell>
              <table:table-cell office:value-type="float" office:value="11.63075">
                <text:p>11.63075</text:p>
              </table:table-cell>
              <table:table-cell office:value-type="float" office:value="2992.5">
                <text:p>2992.5</text:p>
              </table:table-cell>
              <table:table-cell office:value-type="float" office:value="58.9525">
                <text:p>58.9525</text:p>
              </table:table-cell>
              <table:table-cell office:value-type="float" office:value="58.9525">
                <text:p>58.9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7">
                <text:p>23.7</text:p>
              </table:table-cell>
              <table:table-cell office:value-type="float" office:value="566.43">
                <text:p>566.43</text:p>
              </table:table-cell>
              <table:table-cell office:value-type="float" office:value="12.23831">
                <text:p>12.23831</text:p>
              </table:table-cell>
              <table:table-cell office:value-type="float" office:value="12.23831">
                <text:p>12.23831</text:p>
              </table:table-cell>
              <table:table-cell office:value-type="float" office:value="3154.47">
                <text:p>3154.47</text:p>
              </table:table-cell>
              <table:table-cell office:value-type="float" office:value="62.06699">
                <text:p>62.06699</text:p>
              </table:table-cell>
              <table:table-cell office:value-type="float" office:value="62.06699">
                <text:p>62.066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600">
                <text:p>600</text:p>
              </table:table-cell>
              <table:table-cell office:value-type="float" office:value="12.94">
                <text:p>12.94</text:p>
              </table:table-cell>
              <table:table-cell office:value-type="float" office:value="12.94">
                <text:p>12.94</text:p>
              </table:table-cell>
              <table:table-cell office:value-type="float" office:value="3625">
                <text:p>3625</text:p>
              </table:table-cell>
              <table:table-cell office:value-type="float" office:value="70.575">
                <text:p>70.575</text:p>
              </table:table-cell>
              <table:table-cell office:value-type="float" office:value="70.575">
                <text:p>70.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4">
                <text:p>26.4</text:p>
              </table:table-cell>
              <table:table-cell office:value-type="float" office:value="633.6">
                <text:p>633.6</text:p>
              </table:table-cell>
              <table:table-cell office:value-type="float" office:value="13.6512">
                <text:p>13.6512</text:p>
              </table:table-cell>
              <table:table-cell office:value-type="float" office:value="13.6512">
                <text:p>13.6512</text:p>
              </table:table-cell>
              <table:table-cell office:value-type="float" office:value="3833.28">
                <text:p>3833.28</text:p>
              </table:table-cell>
              <table:table-cell office:value-type="float" office:value="74.53776">
                <text:p>74.53776</text:p>
              </table:table-cell>
              <table:table-cell office:value-type="float" office:value="74.53776">
                <text:p>74.53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1cm" chart:symbol-height="0.1cm" chart:error-upper-indicator="true" chart:error-lower-indicator="true" chart:error-upper-range="Arduino.E2:Arduino.E17" chart:error-lower-range="Arduino.E2:Arduino.E17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24cm" svg:height="9.012cm" xlink:href=".." xlink:type="simple" chart:class="chart:scatter" chart:column-mapping="0 2 1" chart:style-name="ch1">
        <chart:title svg:x="6.881cm" svg:y="0.316cm" chart:style-name="ch2">
          <text:p>Lectura Arduino</text:p>
        </chart:title>
        <chart:legend chart:legend-position="end" svg:x="12.922cm" svg:y="3.958cm" style:legend-expansion="high" chart:style-name="ch3"/>
        <chart:plot-area chart:style-name="ch4" table:cell-range-address="Arduino.A2:Arduino.A17 Arduino.C1:Arduino.D17" chart:data-source-has-labels="row" svg:x="0.387cm" svg:y="1.633cm" svg:width="12.046cm" svg:height="6.748cm">
          <chartooo:coordinate-region svg:x="1.114cm" svg:y="1.832cm" svg:width="11.132cm" svg:height="5.902cm"/>
          <chart:axis chart:dimension="x" chart:name="primary-x" chart:style-name="ch5">
            <chart:title svg:x="5.215cm" svg:y="8.452cm" chart:style-name="ch6">
              <text:p>Tensión Fuent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Arduino.D2:Arduino.D17" chart:label-cell-address="Arduino.D1:Arduino.D1" chart:class="chart:scatter">
            <chart:domain table:cell-range-address="Arduino.A2:Arduino.A17"/>
            <chart:data-point chart:repeated="16"/>
          </chart:series>
          <chart:series chart:style-name="ch9" chart:values-cell-range-address="Arduino.C2:Arduino.C17" chart:label-cell-address="Arduino.C1:Arduino.C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 in (teorico)</text:p>
                <draw:g>
                  <svg:desc>Arduino.D1:Arduino.D1</svg:desc>
                </draw:g>
              </table:table-cell>
              <table:table-cell office:value-type="string">
                <text:p>V in</text:p>
                <draw:g>
                  <svg:desc>Arduino.C1:Arduin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">
                <text:p>2.65</text:p>
                <draw:g>
                  <svg:desc>Arduino.A2:Arduino.A17</svg:desc>
                </draw:g>
              </table:table-cell>
              <table:table-cell office:value-type="float" office:value="0.240909090909091">
                <text:p>0.240909090909091</text:p>
                <draw:g>
                  <svg:desc>Arduino.D2:Arduino.D17</svg:desc>
                </draw:g>
              </table:table-cell>
              <table:table-cell office:value-type="float" office:value="0.23">
                <text:p>0.23</text:p>
                <draw:g>
                  <svg:desc>Arduino.C2:Arduino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6">
                <text:p>5.0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">
                <text:p>7.3</text:p>
              </table:table-cell>
              <table:table-cell office:value-type="float" office:value="0.663636363636364">
                <text:p>0.6636363636363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7">
                <text:p>9.17</text:p>
              </table:table-cell>
              <table:table-cell office:value-type="float" office:value="0.833636363636364">
                <text:p>0.83363636363636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2">
                <text:p>12.12</text:p>
              </table:table-cell>
              <table:table-cell office:value-type="float" office:value="1.10181818181818">
                <text:p>1.101818181818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1">
                <text:p>13.51</text:p>
              </table:table-cell>
              <table:table-cell office:value-type="float" office:value="1.22818181818182">
                <text:p>1.228181818181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6">
                <text:p>15.16</text:p>
              </table:table-cell>
              <table:table-cell office:value-type="float" office:value="1.37818181818182">
                <text:p>1.3781818181818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2">
                <text:p>17.42</text:p>
              </table:table-cell>
              <table:table-cell office:value-type="float" office:value="1.58363636363636">
                <text:p>1.58363636363636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38">
                <text:p>18.38</text:p>
              </table:table-cell>
              <table:table-cell office:value-type="float" office:value="1.67090909090909">
                <text:p>1.67090909090909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7">
                <text:p>21.7</text:p>
              </table:table-cell>
              <table:table-cell office:value-type="float" office:value="1.97272727272727">
                <text:p>1.9727272727272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8">
                <text:p>22.8</text:p>
              </table:table-cell>
              <table:table-cell office:value-type="float" office:value="2.07272727272727">
                <text:p>2.07272727272727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3">
                <text:p>25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5">
                <text:p>26.5</text:p>
              </table:table-cell>
              <table:table-cell office:value-type="float" office:value="2.40909090909091">
                <text:p>2.40909090909091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5">
                <text:p>27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4">
                <text:p>30.4</text:p>
              </table:table-cell>
              <table:table-cell office:value-type="float" office:value="2.76363636363636">
                <text:p>2.76363636363636</text:p>
              </table:table-cell>
              <table:table-cell office:value-type="float" office:value="2.76">
                <text:p>2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upper-range="Regulador.D2:Regulador.D19" chart:error-lower-range="Regulador.D2:Regulador.D19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upper-range="Regulador.D2:Regulador.D19" chart:error-lower-range="Regulador.D2:Regulador.D1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 chart:data-label-number="value" chart:data-label-text="false" chart:data-label-symbol="fals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Regulación Tensión</text:p>
        </chart:title>
        <chart:plot-area chart:style-name="ch3" table:cell-range-address="Regulador.A1:Regulador.A19 Regulador.C1:Regulador.C19" chart:data-source-has-labels="row" svg:x="1.331cm" svg:y="1.635cm" svg:width="14.029cm" svg:height="6.204cm">
          <chartooo:coordinate-region svg:x="1.952cm" svg:y="1.835cm" svg:width="13.221cm" svg:height="5.357cm"/>
          <chart:axis chart:dimension="x" chart:name="primary-x" chart:style-name="ch4">
            <chart:title svg:x="6.872cm" svg:y="8.019cm" chart:style-name="ch5">
              <text:p>Tensión Entrada [V]</text:p>
            </chart:title>
            <chart:grid chart:style-name="ch6" chart:class="minor"/>
          </chart:axis>
          <chart:axis chart:dimension="y" chart:name="primary-y" chart:style-name="ch7">
            <chart:title svg:x="0.451cm" svg:y="6.104cm" chart:style-name="ch8">
              <text:p>Tensión Salida [V]</text:p>
            </chart:title>
            <chart:grid chart:style-name="ch6" chart:class="major"/>
          </chart:axis>
          <chart:series chart:style-name="ch9" chart:values-cell-range-address="Regulador.C2:Regulador.C19" chart:label-cell-address="Regulador.C1:Regulador.C1" chart:class="chart:scatter">
            <chart:domain table:cell-range-address="Regulador.A2:Regulador.A19"/>
            <chart:data-point chart:repeated="8"/>
            <chart:data-point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</text:p>
                <draw:g>
                  <svg:desc>Regulador.C1:Regulado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">
                <text:p>1.62</text:p>
                <draw:g>
                  <svg:desc>Regulador.A2:Regulador.A19</svg:desc>
                </draw:g>
              </table:table-cell>
              <table:table-cell office:value-type="float" office:value="0.97">
                <text:p>0.97</text:p>
                <draw:g>
                  <svg:desc>Regulador.C2:Regulador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4">
                <text:p>3.24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">
                <text:p>4.9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6">
                <text:p>7.5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4">
                <text:p>10.3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44">
                <text:p>12.44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6">
                <text:p>12.76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13">
                <text:p>13.1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37">
                <text:p>13.37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36">
                <text:p>14.36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75">
                <text:p>15.75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38">
                <text:p>17.38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1">
                <text:p>20.1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4">
                <text:p>22.4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1">
                <text:p>28.1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4">
                <text:p>31.4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8cm" svg:height="9.01cm" xlink:href=".." xlink:type="simple" chart:class="chart:scatter" chart:style-name="ch1">
        <chart:title svg:x="5.134cm" svg:y="0.316cm" chart:style-name="ch2">
          <text:p>Diferencia Lectura vs Fuente</text:p>
        </chart:title>
        <chart:legend chart:legend-position="end" svg:x="14.198cm" svg:y="3.957cm" style:legend-expansion="high" chart:style-name="ch3"/>
        <chart:plot-area chart:style-name="ch4" table:cell-range-address="Arduino.A1:Arduino.A17 Arduino.G1:Arduino.H17" chart:data-source-has-labels="row" svg:x="1.331cm" svg:y="1.635cm" svg:width="12.227cm" svg:height="6.214cm">
          <chartooo:coordinate-region svg:x="2.058cm" svg:y="1.834cm" svg:width="11.313cm" svg:height="5.368cm"/>
          <chart:axis chart:dimension="x" chart:name="primary-x" chart:style-name="ch5">
            <chart:title svg:x="6.037cm" svg:y="8.029cm" chart:style-name="ch6">
              <text:p>Tensión Fuente [V]</text:p>
            </chart:title>
            <chart:grid chart:style-name="ch7" chart:class="minor"/>
          </chart:axis>
          <chart:axis chart:dimension="y" chart:name="primary-y" chart:style-name="ch8">
            <chart:title svg:x="0.451cm" svg:y="5.752cm" chart:style-name="ch9">
              <text:p>Diferencia [V]</text:p>
            </chart:title>
            <chart:grid chart:style-name="ch7" chart:class="major"/>
          </chart:axis>
          <chart:series chart:style-name="ch10" chart:values-cell-range-address="Arduino.G2:Arduino.G17" chart:label-cell-address="Arduino.G1:Arduino.G1" chart:class="chart:scatter">
            <chart:domain table:cell-range-address="Arduino.A2:Arduino.A17"/>
            <chart:data-point chart:repeated="16"/>
          </chart:series>
          <chart:series chart:style-name="ch11" chart:values-cell-range-address="Arduino.H2:Arduino.H17" chart:label-cell-address="Arduino.H1:Arduino.H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ff</text:p>
                <draw:g>
                  <svg:desc>Arduino.G1:Arduino.G1</svg:desc>
                </draw:g>
              </table:table-cell>
              <table:table-cell office:value-type="string">
                <text:p>Er</text:p>
                <draw:g>
                  <svg:desc>Arduino.H1:Arduino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5">
                <text:p>2.65</text:p>
                <draw:g>
                  <svg:desc>Arduino.A2:Arduino.A17</svg:desc>
                </draw:g>
              </table:table-cell>
              <table:table-cell office:value-type="float" office:value="0.12">
                <text:p>0.12</text:p>
                <draw:g>
                  <svg:desc>Arduino.G2:Arduino.G17</svg:desc>
                </draw:g>
              </table:table-cell>
              <table:table-cell office:value-type="float" office:value="0.0452830188679244">
                <text:p>0.0452830188679244</text:p>
                <draw:g>
                  <svg:desc>Arduino.H2:Arduino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6">
                <text:p>5.06</text:p>
              </table:table-cell>
              <table:table-cell office:value-type="float" office:value="0.14">
                <text:p>0.14</text:p>
              </table:table-cell>
              <table:table-cell office:value-type="float" office:value="0.0276679841897233">
                <text:p>0.0276679841897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">
                <text:p>7.3</text:p>
              </table:table-cell>
              <table:table-cell office:value-type="float" office:value="0.13">
                <text:p>0.13</text:p>
              </table:table-cell>
              <table:table-cell office:value-type="float" office:value="0.0178082191780822">
                <text:p>0.0178082191780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7">
                <text:p>9.17</text:p>
              </table:table-cell>
              <table:table-cell office:value-type="float" office:value="0.19">
                <text:p>0.19</text:p>
              </table:table-cell>
              <table:table-cell office:value-type="float" office:value="0.0207197382769901">
                <text:p>0.0207197382769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2">
                <text:p>12.12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0.0123762376237623">
                <text:p>0.0123762376237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1">
                <text:p>13.51</text:p>
              </table:table-cell>
              <table:table-cell office:value-type="float" office:value="0.19">
                <text:p>0.19</text:p>
              </table:table-cell>
              <table:table-cell office:value-type="float" office:value="0.0140636565507031">
                <text:p>0.0140636565507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6">
                <text:p>15.16</text:p>
              </table:table-cell>
              <table:table-cell office:value-type="float" office:value="0.19">
                <text:p>0.19</text:p>
              </table:table-cell>
              <table:table-cell office:value-type="float" office:value="0.012532981530343">
                <text:p>0.012532981530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2">
                <text:p>17.42</text:p>
              </table:table-cell>
              <table:table-cell office:value-type="float" office:value="0.16">
                <text:p>0.16</text:p>
              </table:table-cell>
              <table:table-cell office:value-type="float" office:value="0.00918484500574053">
                <text:p>0.00918484500574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38">
                <text:p>18.38</text:p>
              </table:table-cell>
              <table:table-cell office:value-type="float" office:value="0.84">
                <text:p>0.84</text:p>
              </table:table-cell>
              <table:table-cell office:value-type="float" office:value="0.0457018498367791">
                <text:p>0.0457018498367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7">
                <text:p>21.7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00184331797235019">
                <text:p>0.00184331797235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8">
                <text:p>22.8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00438596491228076">
                <text:p>0.00438596491228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3">
                <text:p>25.3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00158102766798416">
                <text:p>0.00158102766798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5">
                <text:p>26.5</text:p>
              </table:table-cell>
              <table:table-cell office:value-type="float" office:value="0.0700000000000003">
                <text:p>0.0700000000000003</text:p>
              </table:table-cell>
              <table:table-cell office:value-type="float" office:value="0.00264150943396227">
                <text:p>0.00264150943396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5">
                <text:p>27.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00145454545454542">
                <text:p>0.00145454545454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4">
                <text:p>30.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00131578947368418">
                <text:p>0.001315789473684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